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FreeSans2"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7cm" table:align="left"/>
    </style:style>
    <style:style style:name="Táboa1.A" style:family="table-column">
      <style:table-column-properties style:column-width="8.682cm"/>
    </style:style>
    <style:style style:name="Táboa1.B" style:family="table-column">
      <style:table-column-properties style:column-width="8.319cm"/>
    </style:style>
    <style:style style:name="Táboa1.A1" style:family="table-cell">
      <style:table-cell-properties style:vertical-align="middle" fo:background-color="#c3dcf7" fo:padding="0.049cm" fo:border="0.5pt solid #d4e0ee">
        <style:background-image/>
      </style:table-cell-properties>
    </style:style>
    <style:style style:name="Táboa1.2" style:family="table-row">
      <style:table-row-properties fo:background-color="#fcfdfe">
        <style:background-image/>
      </style:table-row-properties>
    </style:style>
    <style:style style:name="Táboa1.A2" style:family="table-cell">
      <style:table-cell-properties style:vertical-align="middle" fo:padding="0.049cm" fo:border="0.5pt solid #d4e0ee"/>
    </style:style>
    <style:style style:name="Táboa1.B2" style:family="table-cell">
      <style:table-cell-properties style:vertical-align="middle" fo:padding="0.049cm" fo:border="0.5pt solid #d4e0ee"/>
    </style:style>
    <style:style style:name="Táboa1.A3" style:family="table-cell">
      <style:table-cell-properties style:vertical-align="middle" fo:padding="0.049cm" fo:border="0.5pt solid #d4e0ee"/>
    </style:style>
    <style:style style:name="Táboa1.B3" style:family="table-cell">
      <style:table-cell-properties style:vertical-align="middle" fo:padding="0.049cm" fo:border="0.5pt solid #d4e0ee"/>
    </style:style>
    <style:style style:name="Táboa1.A4" style:family="table-cell">
      <style:table-cell-properties style:vertical-align="middle" fo:padding="0.049cm" fo:border="0.5pt solid #d4e0ee"/>
    </style:style>
    <style:style style:name="Táboa1.B4" style:family="table-cell">
      <style:table-cell-properties style:vertical-align="middle" fo:padding="0.049cm" fo:border="0.5pt solid #d4e0ee"/>
    </style:style>
    <style:style style:name="Táboa1.A5" style:family="table-cell">
      <style:table-cell-properties style:vertical-align="middle" fo:padding="0.049cm" fo:border="0.5pt solid #d4e0ee"/>
    </style:style>
    <style:style style:name="Táboa1.B5" style:family="table-cell">
      <style:table-cell-properties style:vertical-align="middle" fo:padding="0.049cm" fo:border="0.5pt solid #d4e0ee"/>
    </style:style>
    <style:style style:name="Táboa1.A6" style:family="table-cell">
      <style:table-cell-properties style:vertical-align="middle" fo:padding="0.049cm" fo:border="0.5pt solid #d4e0ee"/>
    </style:style>
    <style:style style:name="Táboa1.B6" style:family="table-cell">
      <style:table-cell-properties style:vertical-align="middle" fo:padding="0.049cm" fo:border="0.5pt solid #d4e0ee"/>
    </style:style>
    <style:style style:name="Táboa2" style:family="table">
      <style:table-properties style:width="17cm" table:align="left"/>
    </style:style>
    <style:style style:name="Táboa2.A" style:family="table-column">
      <style:table-column-properties style:column-width="7.717cm"/>
    </style:style>
    <style:style style:name="Táboa2.B" style:family="table-column">
      <style:table-column-properties style:column-width="9.283cm"/>
    </style:style>
    <style:style style:name="Táboa2.A1" style:family="table-cell">
      <style:table-cell-properties style:vertical-align="middle" fo:background-color="#c3dcf7" fo:padding="0.049cm" fo:border="0.5pt solid #d4e0ee">
        <style:background-image/>
      </style:table-cell-properties>
    </style:style>
    <style:style style:name="Táboa2.2" style:family="table-row">
      <style:table-row-properties fo:background-color="#fcfdfe">
        <style:background-image/>
      </style:table-row-properties>
    </style:style>
    <style:style style:name="Táboa2.A2" style:family="table-cell">
      <style:table-cell-properties style:vertical-align="middle" fo:padding="0.049cm" fo:border="0.5pt solid #d4e0ee"/>
    </style:style>
    <style:style style:name="Táboa2.B2" style:family="table-cell">
      <style:table-cell-properties style:vertical-align="middle" fo:padding="0.049cm" fo:border="0.5pt solid #d4e0ee"/>
    </style:style>
    <style:style style:name="Táboa2.A3" style:family="table-cell">
      <style:table-cell-properties style:vertical-align="middle" fo:padding="0.049cm" fo:border="0.5pt solid #d4e0ee"/>
    </style:style>
    <style:style style:name="Táboa2.B3" style:family="table-cell">
      <style:table-cell-properties style:vertical-align="middle" fo:padding="0.049cm" fo:border="0.5pt solid #d4e0ee"/>
    </style:style>
    <style:style style:name="Táboa2.A4" style:family="table-cell">
      <style:table-cell-properties style:vertical-align="middle" fo:padding="0.049cm" fo:border="0.5pt solid #d4e0ee"/>
    </style:style>
    <style:style style:name="Táboa2.B4" style:family="table-cell">
      <style:table-cell-properties style:vertical-align="middle" fo:padding="0.049cm" fo:border="0.5pt solid #d4e0ee"/>
    </style:style>
    <style:style style:name="Táboa2.A5" style:family="table-cell">
      <style:table-cell-properties style:vertical-align="middle" fo:padding="0.049cm" fo:border="0.5pt solid #d4e0ee"/>
    </style:style>
    <style:style style:name="Táboa2.B5" style:family="table-cell">
      <style:table-cell-properties style:vertical-align="middle" fo:padding="0.049cm" fo:border="0.5pt solid #d4e0ee"/>
    </style:style>
    <style:style style:name="Táboa2.A6" style:family="table-cell">
      <style:table-cell-properties style:vertical-align="middle" fo:padding="0.049cm" fo:border="0.5pt solid #d4e0ee"/>
    </style:style>
    <style:style style:name="Táboa2.B6" style:family="table-cell">
      <style:table-cell-properties style:vertical-align="middle" fo:padding="0.049cm" fo:border="0.5pt solid #d4e0ee"/>
    </style:style>
    <style:style style:name="Táboa2.A7" style:family="table-cell">
      <style:table-cell-properties style:vertical-align="middle" fo:padding="0.049cm" fo:border="0.5pt solid #d4e0ee"/>
    </style:style>
    <style:style style:name="Táboa2.B7" style:family="table-cell">
      <style:table-cell-properties style:vertical-align="middle" fo:padding="0.049cm" fo:border="0.5pt solid #d4e0ee"/>
    </style:style>
    <style:style style:name="Táboa2.A8" style:family="table-cell">
      <style:table-cell-properties style:vertical-align="middle" fo:padding="0.049cm" fo:border="0.5pt solid #d4e0ee"/>
    </style:style>
    <style:style style:name="Táboa2.B8" style:family="table-cell">
      <style:table-cell-properties fo:padding="0.049cm" fo:border="none"/>
    </style:style>
    <style:style style:name="Táboa3" style:family="table">
      <style:table-properties style:width="11.03cm" fo:margin-left="2.494cm" table:align="left"/>
    </style:style>
    <style:style style:name="Táboa3.A" style:family="table-column">
      <style:table-column-properties style:column-width="4.493cm"/>
    </style:style>
    <style:style style:name="Táboa3.B" style:family="table-column">
      <style:table-column-properties style:column-width="6.537cm"/>
    </style:style>
    <style:style style:name="Táboa3.A1" style:family="table-cell">
      <style:table-cell-properties style:vertical-align="middle" fo:background-color="#c3dcf7" fo:padding="0.049cm" fo:border="0.5pt solid #d4e0ee">
        <style:background-image/>
      </style:table-cell-properties>
    </style:style>
    <style:style style:name="Táboa3.2" style:family="table-row">
      <style:table-row-properties fo:background-color="#fcfdfe">
        <style:background-image/>
      </style:table-row-properties>
    </style:style>
    <style:style style:name="Táboa3.A2" style:family="table-cell">
      <style:table-cell-properties style:vertical-align="middle" fo:padding="0.049cm" fo:border="0.5pt solid #d4e0ee"/>
    </style:style>
    <style:style style:name="Táboa3.B2" style:family="table-cell">
      <style:table-cell-properties style:vertical-align="middle" fo:padding="0.049cm" fo:border="0.5pt solid #d4e0ee"/>
    </style:style>
    <style:style style:name="Táboa3.A3" style:family="table-cell">
      <style:table-cell-properties style:vertical-align="middle" fo:padding="0.049cm" fo:border="0.5pt solid #d4e0ee"/>
    </style:style>
    <style:style style:name="Táboa3.B3" style:family="table-cell">
      <style:table-cell-properties style:vertical-align="middle" fo:padding="0.049cm" fo:border="0.5pt solid #d4e0ee"/>
    </style:style>
    <style:style style:name="Táboa3.A4" style:family="table-cell">
      <style:table-cell-properties style:vertical-align="middle" fo:padding="0.049cm" fo:border="0.5pt solid #d4e0ee"/>
    </style:style>
    <style:style style:name="Táboa3.B4" style:family="table-cell">
      <style:table-cell-properties style:vertical-align="middle" fo:padding="0.049cm" fo:border="0.5pt solid #d4e0ee"/>
    </style:style>
    <style:style style:name="Táboa3.A5" style:family="table-cell">
      <style:table-cell-properties style:vertical-align="middle" fo:padding="0.049cm" fo:border="0.5pt solid #d4e0ee"/>
    </style:style>
    <style:style style:name="Táboa3.B5" style:family="table-cell">
      <style:table-cell-properties style:vertical-align="middle" fo:padding="0.049cm" fo:border="0.5pt solid #d4e0ee"/>
    </style:style>
    <style:style style:name="Táboa3.A6" style:family="table-cell">
      <style:table-cell-properties style:vertical-align="middle" fo:padding="0.049cm" fo:border="0.5pt solid #d4e0ee"/>
    </style:style>
    <style:style style:name="Táboa3.B6" style:family="table-cell">
      <style:table-cell-properties style:vertical-align="middle" fo:padding="0.049cm" fo:border="0.5pt solid #d4e0ee"/>
    </style:style>
    <style:style style:name="Táboa3.A7" style:family="table-cell">
      <style:table-cell-properties style:vertical-align="middle" fo:padding="0.049cm" fo:border="0.5pt solid #d4e0ee"/>
    </style:style>
    <style:style style:name="Táboa3.B7" style:family="table-cell">
      <style:table-cell-properties style:vertical-align="middle" fo:padding="0.049cm" fo:border="0.5pt solid #d4e0ee"/>
    </style:style>
    <style:style style:name="Táboa3.A8" style:family="table-cell">
      <style:table-cell-properties style:vertical-align="middle" fo:padding="0.049cm" fo:border="0.5pt solid #d4e0ee"/>
    </style:style>
    <style:style style:name="Táboa3.B8" style:family="table-cell">
      <style:table-cell-properties style:vertical-align="middle" fo:padding="0.049cm" fo:border="0.5pt solid #d4e0ee"/>
    </style:style>
    <style:style style:name="Táboa3.A9" style:family="table-cell">
      <style:table-cell-properties style:vertical-align="middle" fo:padding="0.049cm" fo:border="0.5pt solid #d4e0ee"/>
    </style:style>
    <style:style style:name="Táboa3.B9" style:family="table-cell">
      <style:table-cell-properties style:vertical-align="middle" fo:padding="0.049cm" fo:border="0.5pt solid #d4e0ee"/>
    </style:style>
    <style:style style:name="Táboa3.A10" style:family="table-cell">
      <style:table-cell-properties style:vertical-align="middle" fo:padding="0.049cm" fo:border="0.5pt solid #d4e0ee"/>
    </style:style>
    <style:style style:name="Táboa3.B10" style:family="table-cell">
      <style:table-cell-properties style:vertical-align="middle" fo:padding="0.049cm" fo:border="0.5pt solid #d4e0ee"/>
    </style:style>
    <style:style style:name="Táboa3.A11" style:family="table-cell">
      <style:table-cell-properties style:vertical-align="middle" fo:padding="0.049cm" fo:border="0.5pt solid #d4e0ee"/>
    </style:style>
    <style:style style:name="Táboa3.B11" style:family="table-cell">
      <style:table-cell-properties style:vertical-align="middle" fo:padding="0.049cm" fo:border="0.5pt solid #d4e0ee"/>
    </style:style>
    <style:style style:name="Táboa3.A12" style:family="table-cell">
      <style:table-cell-properties style:vertical-align="middle" fo:padding="0.049cm" fo:border="0.5pt solid #d4e0ee"/>
    </style:style>
    <style:style style:name="Táboa3.B12" style:family="table-cell">
      <style:table-cell-properties style:vertical-align="middle" fo:padding="0.049cm" fo:border="0.5pt solid #d4e0ee"/>
    </style:style>
    <style:style style:name="Táboa3.A13" style:family="table-cell">
      <style:table-cell-properties style:vertical-align="middle" fo:padding="0.049cm" fo:border="0.5pt solid #d4e0ee"/>
    </style:style>
    <style:style style:name="Táboa3.B13" style:family="table-cell">
      <style:table-cell-properties style:vertical-align="middle" fo:padding="0.049cm" fo:border="0.5pt solid #d4e0ee"/>
    </style:style>
    <style:style style:name="P1"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FreeSans" fo:font-size="60pt" fo:font-weight="bold" officeooo:rsid="001a489f" officeooo:paragraph-rsid="001e7300" style:font-size-asian="60pt" style:font-weight-asian="bold" style:font-size-complex="60pt" style:font-weight-complex="bold"/>
    </style:style>
    <style:style style:name="P3" style:family="paragraph" style:parent-style-name="Standard">
      <style:text-properties style:font-name="Liberation Sans" fo:font-size="10pt" style:font-size-asian="10pt" style:font-size-complex="10pt"/>
    </style:style>
    <style:style style:name="P4" style:family="paragraph" style:parent-style-name="Standard">
      <style:paragraph-properties fo:text-align="center" style:justify-single-word="false"/>
      <style:text-properties style:font-name="Liberation Sans" fo:font-size="10pt" style:font-size-asian="10pt" style:font-size-complex="10pt"/>
    </style:style>
    <style:style style:name="P5" style:family="paragraph" style:parent-style-name="Standard">
      <style:text-properties style:font-name="Liberation Sans" fo:font-size="10pt" fo:font-style="italic" style:font-size-asian="10pt" style:font-style-asian="italic" style:font-size-complex="10pt" style:font-style-complex="italic"/>
    </style:style>
    <style:style style:name="P6" style:family="paragraph" style:parent-style-name="Standard">
      <style:text-properties style:font-name="Liberation Sans" fo:font-size="9pt" fo:font-style="normal" style:font-size-asian="9pt" style:font-style-asian="normal" style:font-size-complex="9pt" style:font-style-complex="normal"/>
    </style:style>
    <style:style style:name="P7" style:family="paragraph" style:parent-style-name="Standard">
      <style:paragraph-properties fo:text-align="end" style:justify-single-word="false"/>
      <style:text-properties style:font-name="Liberation Sans" fo:font-size="60pt" fo:font-weight="bold" officeooo:rsid="001a489f" officeooo:paragraph-rsid="001e7300" style:font-size-asian="60pt" style:font-weight-asian="bold" style:font-size-complex="60pt" style:font-weight-complex="bold"/>
    </style:style>
    <style:style style:name="P8" style:family="paragraph" style:parent-style-name="Standard">
      <style:text-properties style:font-name="FreeMono" fo:font-size="10pt" style:font-size-asian="10pt" style:font-size-complex="10pt"/>
    </style:style>
    <style:style style:name="P9" style:family="paragraph" style:parent-style-name="Standard">
      <style:text-properties style:font-name="FreeMono" fo:font-size="10pt" fo:font-style="italic" style:font-size-asian="10pt" style:font-style-asian="italic" style:font-size-complex="10pt" style:font-style-complex="italic"/>
    </style:style>
    <style:style style:name="P10" style:family="paragraph" style:parent-style-name="Text_20_body">
      <style:text-properties style:font-name="Liberation Sans" fo:font-size="10pt" style:font-size-asian="10pt" style:font-size-complex="10pt"/>
    </style:style>
    <style:style style:name="P11" style:family="paragraph" style:parent-style-name="Text_20_body">
      <style:paragraph-properties fo:text-align="justify" style:justify-single-word="false" fo:orphans="2" fo:widows="2"/>
      <style:text-properties fo:font-variant="normal" fo:text-transform="none" fo:color="#0c3052" style:font-name="Liberation Sans" fo:font-size="10pt" fo:letter-spacing="normal" fo:font-style="normal" fo:font-weight="normal" fo:background-color="#f4f8ac" style:font-size-asian="10pt" style:font-size-complex="10pt" fo:padding="0.049cm" fo:border="0.51pt solid #0c3052"/>
    </style:style>
    <style:style style:name="P12" style:family="paragraph" style:parent-style-name="Text_20_body">
      <style:paragraph-properties fo:text-align="justify" style:justify-single-word="false" fo:orphans="2" fo:widows="2"/>
      <style:text-properties fo:font-variant="normal" fo:text-transform="none" fo:color="#0c3052" style:font-name="Liberation Sans"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13" style:family="paragraph" style:parent-style-name="Text_20_body">
      <style:paragraph-properties fo:text-align="center" style:justify-single-word="false" fo:orphans="2" fo:widows="2"/>
      <style:text-properties fo:font-variant="normal" fo:text-transform="none" fo:color="#009933" style:font-name="Liberation Sans" fo:font-size="10pt" fo:letter-spacing="normal" fo:font-style="normal" fo:font-weight="normal" fo:background-color="#f4f8ac" style:font-size-asian="10pt" style:font-size-complex="10pt" fo:padding="0.049cm" fo:border="0.51pt solid #0c3052"/>
    </style:style>
    <style:style style:name="P14" style:family="paragraph" style:parent-style-name="Text_20_body">
      <style:paragraph-properties fo:text-align="justify" style:justify-single-word="false" fo:orphans="2" fo:widows="2"/>
    </style:style>
    <style:style style:name="P15" style:family="paragraph" style:parent-style-name="Text_20_body">
      <style:paragraph-properties fo:text-align="justify" style:justify-single-word="false" fo:orphans="2" fo:widows="2"/>
      <style:text-properties style:font-name="FreeMono" fo:font-size="10pt" style:font-size-asian="10pt" style:font-size-complex="10pt"/>
    </style:style>
    <style:style style:name="P16" style:family="paragraph" style:parent-style-name="Footer">
      <style:paragraph-properties fo:text-align="end" style:justify-single-word="false"/>
      <style:text-properties fo:font-size="9pt" officeooo:paragraph-rsid="000d4354" style:font-size-asian="9pt" style:font-size-complex="9pt"/>
    </style:style>
    <style:style style:name="P17" style:family="paragraph" style:parent-style-name="Heading">
      <style:text-properties style:text-underline-style="solid" style:text-underline-width="auto" style:text-underline-color="font-color" fo:font-weight="bold" style:font-weight-asian="bold" style:font-weight-complex="bold"/>
    </style:style>
    <style:style style:name="P18" style:family="paragraph" style:parent-style-name="Heading">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Text_20_body">
      <style:paragraph-properties fo:background-color="transparent">
        <style:background-image/>
      </style:paragraph-properties>
      <style:text-properties style:font-name="Liberation Sans" fo:font-size="10pt" style:font-size-asian="10pt" style:font-size-complex="10pt"/>
    </style:style>
    <style:style style:name="P20"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e7300" style:font-size-asian="60pt" style:font-weight-asian="bold" style:font-size-complex="60pt" style:font-weight-complex="bold"/>
    </style:style>
    <style:style style:name="P21" style:family="paragraph" style:parent-style-name="Text_20_body">
      <style:paragraph-properties fo:text-align="end" style:justify-single-word="false" fo:background-color="transparent">
        <style:background-image/>
      </style:paragraph-properties>
      <style:text-properties style:font-name="FreeSans" fo:font-size="26pt" officeooo:paragraph-rsid="001e7300" style:font-size-asian="26pt" style:font-size-complex="26pt"/>
    </style:style>
    <style:style style:name="P22" style:family="paragraph" style:parent-style-name="Heading_20_2">
      <style:paragraph-properties fo:background-color="transparent">
        <style:background-image/>
      </style:paragraph-properties>
      <style:text-properties style:font-name="Liberation Sans"/>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ans"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cm" loext:contextual-spacing="false" fo:text-align="justify" style:justify-single-word="false" fo:orphans="2" fo:widows="2"/>
    </style:style>
    <style:style style:name="P27"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2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29" style:family="paragraph" style:parent-style-name="Text_20_body">
      <style:paragraph-properties fo:margin-top="0cm" fo:margin-bottom="0cm" loext:contextual-spacing="false"/>
      <style:text-properties style:font-name="Liberation Sans" fo:font-size="10pt" style:font-size-asian="10pt" style:font-size-complex="10pt"/>
    </style:style>
    <style:style style:name="P30" style:family="paragraph" style:parent-style-name="Text_20_body">
      <style:paragraph-properties fo:margin-top="0cm" fo:margin-bottom="0cm" loext:contextual-spacing="false" fo:text-align="justify" style:justify-single-word="false" fo:orphans="2" fo:widows="2"/>
      <style:text-properties style:font-name="Liberation Sans" fo:font-size="10pt" style:font-size-asian="10pt" style:font-size-complex="10pt"/>
    </style:style>
    <style:style style:name="P31" style:family="paragraph" style:parent-style-name="Text_20_body">
      <style:paragraph-properties fo:margin-top="0cm" fo:margin-bottom="0cm" loext:contextual-spacing="false" fo:text-align="center" style:justify-single-word="false"/>
      <style:text-properties style:font-name="Liberation Sans" fo:font-size="10pt" style:font-size-asian="10pt" style:font-size-complex="10pt"/>
    </style:style>
    <style:style style:name="P32" style:family="paragraph" style:parent-style-name="Text_20_body">
      <style:paragraph-properties fo:margin-top="0cm" fo:margin-bottom="0cm" loext:contextual-spacing="false"/>
      <style:text-properties style:font-name="Liberation Sans" fo:font-size="10pt" style:font-size-asian="10pt" style:font-size-complex="10pt" fo:padding="0cm" fo:border="none"/>
    </style:style>
    <style:style style:name="P33" style:family="paragraph" style:parent-style-name="Heading_20_2">
      <style:paragraph-properties fo:background-color="#dddddd">
        <style:background-image/>
      </style:paragraph-properties>
      <style:text-properties style:font-name="Liberation Sans"/>
    </style:style>
    <style:style style:name="P34" style:family="paragraph" style:parent-style-name="Heading_20_2">
      <style:paragraph-properties fo:text-align="start" style:justify-single-word="false" fo:background-color="#dddddd" fo:padding-left="0cm" fo:padding-right="0cm" fo:padding-top="0cm" fo:padding-bottom="0.049cm" fo:border-left="none" fo:border-right="none" fo:border-top="none" fo:border-bottom="0.51pt solid #0087ff">
        <style:background-image/>
      </style:paragraph-properties>
      <style:text-properties style:use-window-font-color="true" style:font-name="Liberation Sans" fo:font-weight="bold"/>
    </style:style>
    <style:style style:name="P35" style:family="paragraph" style:parent-style-name="Table_20_Contents">
      <style:text-properties fo:color="#555555" style:font-name="Liberation Sans" fo:font-size="10pt" style:font-size-asian="10pt" style:font-size-complex="10pt"/>
    </style:style>
    <style:style style:name="P36" style:family="paragraph" style:parent-style-name="Table_20_Heading">
      <style:paragraph-properties fo:text-align="center" style:justify-single-word="false"/>
      <style:text-properties fo:color="#153152" style:font-name="Liberation Sans" fo:font-size="10pt" style:font-size-asian="10pt" style:font-size-complex="10pt"/>
    </style:style>
    <style:style style:name="P37" style:family="paragraph" style:parent-style-name="Heading_20_2">
      <style:paragraph-properties fo:break-before="page" fo:background-color="#dddddd">
        <style:background-image/>
      </style:paragraph-properties>
      <style:text-properties style:font-name="Liberation Sans"/>
    </style:style>
    <style:style style:name="P38" style:family="paragraph" style:parent-style-name="Standard" style:list-style-name="L7">
      <style:text-properties style:font-name="Liberation Sans" fo:font-size="10pt" style:font-size-asian="10pt" style:font-size-complex="10pt"/>
    </style:style>
    <style:style style:name="P39" style:family="paragraph" style:parent-style-name="Standard" style:list-style-name="L8">
      <style:text-properties style:font-name="Liberation Sans" fo:font-size="10pt" style:font-size-asian="10pt" style:font-size-complex="10pt"/>
    </style:style>
    <style:style style:name="P40" style:family="paragraph" style:parent-style-name="Standard" style:list-style-name="L9">
      <style:text-properties style:font-name="Liberation Sans" fo:font-size="10pt" style:font-size-asian="10pt" style:font-size-complex="10pt"/>
    </style:style>
    <style:style style:name="P41" style:family="paragraph" style:parent-style-name="Standard" style:list-style-name="L10">
      <style:text-properties style:font-name="Liberation Sans" fo:font-size="10pt" style:font-size-asian="10pt" style:font-size-complex="10pt"/>
    </style:style>
    <style:style style:name="P42" style:family="paragraph" style:parent-style-name="Standard" style:list-style-name="L12">
      <style:text-properties style:font-name="Liberation Sans" fo:font-size="10pt" style:font-size-asian="10pt" style:font-size-complex="10pt"/>
    </style:style>
    <style:style style:name="P43" style:family="paragraph" style:parent-style-name="Standard" style:list-style-name="L13">
      <style:text-properties style:font-name="Liberation Sans" fo:font-size="10pt" style:font-size-asian="10pt" style:font-size-complex="10pt"/>
    </style:style>
    <style:style style:name="P44" style:family="paragraph" style:parent-style-name="Standard" style:list-style-name="L14">
      <style:text-properties style:font-name="Liberation Sans" fo:font-size="10pt" style:font-size-asian="10pt" style:font-size-complex="10pt"/>
    </style:style>
    <style:style style:name="P45" style:family="paragraph" style:parent-style-name="Standard" style:list-style-name="L15">
      <style:text-properties style:font-name="Liberation Sans" fo:font-size="10pt" style:font-size-asian="10pt" style:font-size-complex="10pt"/>
    </style:style>
    <style:style style:name="P46" style:family="paragraph" style:parent-style-name="Standard" style:list-style-name="L16">
      <style:text-properties style:font-name="Liberation Sans" fo:font-size="10pt" style:font-size-asian="10pt" style:font-size-complex="10pt"/>
    </style:style>
    <style:style style:name="P47" style:family="paragraph" style:parent-style-name="Standard" style:list-style-name="L17">
      <style:text-properties style:font-name="Liberation Sans" fo:font-size="10pt" style:font-size-asian="10pt" style:font-size-complex="10pt"/>
    </style:style>
    <style:style style:name="P48" style:family="paragraph" style:parent-style-name="Standard" style:list-style-name="L18">
      <style:text-properties style:font-name="Liberation Sans" fo:font-size="10pt" style:font-size-asian="10pt" style:font-size-complex="10pt"/>
    </style:style>
    <style:style style:name="P49" style:family="paragraph" style:parent-style-name="Standard" style:list-style-name="L21">
      <style:text-properties style:font-name="Liberation Sans" fo:font-size="10pt" style:font-size-asian="10pt" style:font-size-complex="10pt"/>
    </style:style>
    <style:style style:name="P50" style:family="paragraph" style:parent-style-name="Standard" style:list-style-name="L22">
      <style:text-properties style:font-name="Liberation Sans" fo:font-size="10pt" style:font-size-asian="10pt" style:font-size-complex="10pt"/>
    </style:style>
    <style:style style:name="P51" style:family="paragraph" style:parent-style-name="Standard" style:list-style-name="L23">
      <style:text-properties style:font-name="Liberation Sans" fo:font-size="10pt" style:font-size-asian="10pt" style:font-size-complex="10pt"/>
    </style:style>
    <style:style style:name="P52" style:family="paragraph" style:parent-style-name="Standard" style:list-style-name="L24">
      <style:text-properties style:font-name="Liberation Sans" fo:font-size="10pt" style:font-size-asian="10pt" style:font-size-complex="10pt"/>
    </style:style>
    <style:style style:name="P53" style:family="paragraph" style:parent-style-name="Standard" style:list-style-name="L25">
      <style:text-properties style:font-name="Liberation Sans" fo:font-size="10pt" style:font-size-asian="10pt" style:font-size-complex="10pt"/>
    </style:style>
    <style:style style:name="P54" style:family="paragraph" style:parent-style-name="Standard" style:list-style-name="L26">
      <style:text-properties style:font-name="Liberation Sans" fo:font-size="10pt" style:font-size-asian="10pt" style:font-size-complex="10pt"/>
    </style:style>
    <style:style style:name="P55" style:family="paragraph" style:parent-style-name="Standard" style:list-style-name="L27">
      <style:text-properties style:font-name="Liberation Sans" fo:font-size="10pt" style:font-size-asian="10pt" style:font-size-complex="10pt"/>
    </style:style>
    <style:style style:name="P56" style:family="paragraph" style:parent-style-name="Standard" style:list-style-name="L28">
      <style:text-properties style:font-name="Liberation Sans" fo:font-size="10pt" style:font-size-asian="10pt" style:font-size-complex="10pt"/>
    </style:style>
    <style:style style:name="P57" style:family="paragraph" style:parent-style-name="Standard" style:list-style-name="L29">
      <style:text-properties style:font-name="Liberation Sans" fo:font-size="10pt" style:font-size-asian="10pt" style:font-size-complex="10pt"/>
    </style:style>
    <style:style style:name="P58" style:family="paragraph" style:parent-style-name="Standard" style:list-style-name="L32">
      <style:text-properties style:font-name="Liberation Sans" fo:font-size="10pt" style:font-size-asian="10pt" style:font-size-complex="10pt"/>
    </style:style>
    <style:style style:name="P59" style:family="paragraph" style:parent-style-name="Standard" style:list-style-name="L11"/>
    <style:style style:name="P60" style:family="paragraph" style:parent-style-name="Standard" style:list-style-name="L19"/>
    <style:style style:name="P61" style:family="paragraph" style:parent-style-name="Standard" style:list-style-name="L20"/>
    <style:style style:name="P62" style:family="paragraph" style:parent-style-name="Standard" style:list-style-name="L35"/>
    <style:style style:name="P63" style:family="paragraph" style:parent-style-name="Standard">
      <style:paragraph-properties fo:margin-top="0cm" fo:margin-bottom="0cm" loext:contextual-spacing="false"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64" style:family="paragraph" style:parent-style-name="Text_20_body">
      <style:paragraph-properties fo:text-align="end" style:justify-single-word="false"/>
      <style:text-properties style:font-name="Liberation Sans" fo:font-size="10pt" fo:font-weight="bold" officeooo:rsid="001b2fe9" style:font-size-asian="10pt" style:font-weight-asian="bold" style:font-size-complex="10pt" style:font-weight-complex="bold"/>
    </style:style>
    <style:style style:name="P65" style:family="paragraph" style:parent-style-name="Text_20_body" style:list-style-name="L31">
      <style:text-properties style:font-name="Liberation Sans" fo:font-size="10pt" style:font-size-asian="10pt" style:font-size-complex="10pt"/>
    </style:style>
    <style:style style:name="P66" style:family="paragraph" style:parent-style-name="Text_20_body" style:list-style-name="L33">
      <style:text-properties style:font-name="Liberation Sans" fo:font-size="10pt" style:font-size-asian="10pt" style:font-size-complex="10pt"/>
    </style:style>
    <style:style style:name="P67"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68"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69" style:family="paragraph" style:parent-style-name="Text_20_body" style:list-style-name="L3">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0" style:family="paragraph" style:parent-style-name="Text_20_body" style:list-style-name="L4">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1"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2" style:family="paragraph" style:parent-style-name="Text_20_body" style:list-style-name="L30">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3" style:family="paragraph" style:parent-style-name="Text_20_body" style:list-style-name="L34">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4" style:family="paragraph" style:parent-style-name="Text_20_body" style:list-style-name="L35">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5" style:family="paragraph" style:parent-style-name="Text_20_body" style:list-style-name="L36">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6" style:family="paragraph" style:parent-style-name="Text_20_body" style:list-style-name="L34">
      <style:paragraph-properties fo:margin-top="0cm" fo:margin-bottom="0cm" loext:contextual-spacing="false" fo:text-align="center"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7" style:family="paragraph" style:parent-style-name="Text_20_body" style:list-style-name="L34">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style:font-size-asian="10pt" style:font-size-complex="10pt" fo:padding="0cm" fo:border="none"/>
    </style:style>
    <style:style style:name="P78" style:family="paragraph" style:parent-style-name="Text_20_body" style:list-style-name="L2">
      <style:paragraph-properties fo:margin-top="0cm" fo:margin-bottom="0cm" loext:contextual-spacing="false" fo:text-align="justify" style:justify-single-word="false" fo:orphans="2" fo:widows="2"/>
    </style:style>
    <style:style style:name="P79" style:family="paragraph" style:parent-style-name="Text_20_body" style:list-style-name="L3">
      <style:paragraph-properties fo:margin-top="0cm" fo:margin-bottom="0cm" loext:contextual-spacing="false" fo:text-align="justify" style:justify-single-word="false" fo:orphans="2" fo:widows="2"/>
    </style:style>
    <style:style style:name="P80" style:family="paragraph" style:parent-style-name="Text_20_body" style:list-style-name="L6">
      <style:paragraph-properties fo:margin-top="0cm" fo:margin-bottom="0cm" loext:contextual-spacing="false" fo:text-align="justify" style:justify-single-word="false" fo:orphans="2" fo:widows="2"/>
    </style:style>
    <style:style style:name="P81" style:family="paragraph" style:parent-style-name="Text_20_body" style:list-style-name="L30">
      <style:paragraph-properties fo:margin-top="0cm" fo:margin-bottom="0cm" loext:contextual-spacing="false" fo:text-align="justify" style:justify-single-word="false" fo:orphans="2" fo:widows="2"/>
    </style:style>
    <style:style style:name="P82" style:family="paragraph" style:parent-style-name="Text_20_body" style:list-style-name="L34">
      <style:paragraph-properties fo:margin-top="0cm" fo:margin-bottom="0cm" loext:contextual-spacing="false" fo:text-align="justify" style:justify-single-word="false" fo:orphans="2" fo:widows="2"/>
    </style:style>
    <style:style style:name="P83" style:family="paragraph" style:parent-style-name="Text_20_body">
      <style:paragraph-properties fo:margin-top="0cm" fo:margin-bottom="0cm" loext:contextual-spacing="false" fo:text-align="end" style:justify-single-word="false"/>
      <style:text-properties style:font-name="Liberation Sans" fo:font-size="9pt" style:font-size-asian="9pt" style:font-size-complex="9pt"/>
    </style:style>
    <style:style style:name="P84" style:family="paragraph" style:parent-style-name="Footer">
      <style:paragraph-properties fo:text-align="end" style:justify-single-word="false"/>
      <style:text-properties style:font-name="Liberation Sans" fo:font-size="9pt" fo:font-style="italic" fo:font-weight="normal" officeooo:rsid="000e3434" officeooo:paragraph-rsid="001e7300" style:font-size-asian="9pt" style:font-style-asian="italic" style:font-weight-asian="normal" style:font-size-complex="9pt" style:font-style-complex="italic" style:font-weight-complex="normal"/>
    </style:style>
    <style:style style:name="P85" style:family="paragraph">
      <style:paragraph-properties fo:text-align="center"/>
    </style:style>
    <style:style style:name="T1" style:family="text">
      <style:text-properties fo:font-size="10pt" fo:font-weight="bold" officeooo:rsid="001b2fe9" style:font-size-asian="10pt" style:font-weight-asian="bold" style:font-size-complex="10pt" style:font-weight-complex="bold"/>
    </style:style>
    <style:style style:name="T2" style:family="text">
      <style:text-properties style:font-name="Liberation Sans" fo:font-style="italic" fo:font-weight="normal" officeooo:rsid="000e3434" style:font-style-asian="italic" style:font-weight-asian="normal" style:font-style-complex="italic" style:font-weight-complex="normal"/>
    </style:style>
    <style:style style:name="T3" style:family="text">
      <style:text-properties style:font-name="Liberation Sans" fo:font-weight="normal" style:font-weight-asian="normal" style:font-weight-complex="normal"/>
    </style:style>
    <style:style style:name="T4" style:family="text">
      <style:text-properties style:font-name="Liberation Sans" fo:font-weight="normal" officeooo:rsid="000e3434" style:font-weight-asian="normal" style:font-weight-complex="normal"/>
    </style:style>
    <style:style style:name="T5" style:family="text">
      <style:text-properties style:font-name="Liberation Sans" fo:font-weight="normal" officeooo:rsid="000d4354" style:font-weight-asian="normal" style:font-weight-complex="normal"/>
    </style:style>
    <style:style style:name="T6" style:family="text">
      <style:text-properties style:font-name="Liberation Sans" fo:font-size="10pt" fo:font-weight="bold" style:font-size-asian="10pt" style:font-weight-asian="bold" style:font-size-complex="10pt" style:font-weight-complex="bold"/>
    </style:style>
    <style:style style:name="T7" style:family="text">
      <style:text-properties style:font-name="Liberation Sans" fo:font-size="10pt" style:font-size-asian="10pt" style:font-size-complex="10pt"/>
    </style:style>
    <style:style style:name="T8" style:family="text">
      <style:text-properties style:font-name="Liberation Sans" fo:font-size="10pt" style:font-size-asian="10pt" style:font-size-complex="10pt" fo:padding="0cm" fo:border="none"/>
    </style:style>
    <style:style style:name="T9" style:family="text">
      <style:text-properties style:font-name="FreeSans" fo:font-weight="normal" officeooo:rsid="000e3434" style:font-weight-asian="normal" style:font-weight-complex="normal"/>
    </style:style>
    <style:style style:name="T10" style:family="text">
      <style:text-properties fo:font-variant="normal" fo:text-transform="none" fo:color="#000000" fo:letter-spacing="normal" fo:font-style="normal" fo:font-weight="normal" fo:padding="0cm" fo:border="none"/>
    </style:style>
    <style:style style:name="T11" style:family="text">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T12" style:family="text">
      <style:text-properties fo:font-variant="normal" fo:text-transform="none" fo:color="#000000" style:font-name="Liberation Sans" fo:font-size="10pt" fo:letter-spacing="normal" fo:language="en" fo:country="US" fo:font-style="normal" fo:font-weight="normal" style:font-size-asian="10pt" style:font-size-complex="10pt" fo:padding="0cm" fo:border="none"/>
    </style:style>
    <style:style style:name="T13" style:family="text">
      <style:text-properties fo:font-variant="normal" fo:text-transform="none" fo:color="#000000" style:font-name="FreeMono" fo:font-size="10pt" fo:letter-spacing="normal" fo:font-style="normal" fo:font-weight="normal" fo:background-color="transparent" loext:char-shading-value="0" style:font-size-asian="10pt" style:font-size-complex="10pt" fo:padding="0.049cm" fo:border="0.51pt solid #0c3052"/>
    </style:style>
    <style:style style:name="T14" style:family="text">
      <style:text-properties fo:font-variant="normal" fo:text-transform="none" fo:color="#0c3052" style:font-name="Liberation Sans" fo:font-size="10pt" fo:letter-spacing="normal" fo:font-style="normal" fo:font-weight="normal" fo:background-color="#f4f8ac" loext:char-shading-value="0" style:font-size-asian="10pt" style:font-size-complex="10pt" fo:padding="0.049cm" fo:border="0.51pt solid #0c3052"/>
    </style:style>
    <style:style style:name="T15" style:family="text">
      <style:text-properties fo:font-variant="normal" fo:text-transform="none" fo:color="#990033" style:font-name="Liberation Sans" fo:font-size="10pt" fo:letter-spacing="normal" fo:font-style="normal" fo:font-weight="normal" fo:background-color="#f4f8ac" loext:char-shading-value="0" style:font-size-asian="10pt" style:font-size-complex="10pt" fo:padding="0.049cm" fo:border="0.51pt solid #0c3052"/>
    </style:style>
    <style:style style:name="T16" style:family="text">
      <style:text-properties fo:font-variant="normal" fo:text-transform="none" fo:color="#990033" style:font-name="Liberation Sans" fo:font-size="10pt" fo:letter-spacing="normal" fo:font-style="normal" style:text-underline-style="solid" style:text-underline-width="auto" style:text-underline-color="font-color" fo:font-weight="normal" fo:background-color="#f4f8ac" loext:char-shading-value="0" style:font-size-asian="10pt" style:font-size-complex="10pt" fo:padding="0.049cm" fo:border="0.51pt solid #0c3052"/>
    </style:style>
    <style:style style:name="T17" style:family="text">
      <style:text-properties fo:font-variant="normal" fo:text-transform="none" fo:color="#0087ff"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size-complex="10pt" fo:padding="0cm" fo:border="none"/>
    </style:style>
    <style:style style:name="T18" style:family="text">
      <style:text-properties fo:padding="0cm" fo:border="none"/>
    </style:style>
    <style:style style:name="T19" style:family="text">
      <style:text-properties fo:color="#0087ff" style:text-line-through-style="none" style:text-line-through-type="none" style:font-name="Liberation Sans" fo:font-size="10pt" style:text-underline-style="none" style:text-blinking="false" fo:background-color="transparent" loext:char-shading-value="0" style:font-size-asian="10pt" style:font-size-complex="10pt" fo:padding="0cm" fo:border="none"/>
    </style:style>
    <style:style style:name="T20" style:family="text">
      <style:text-properties fo:color="#555555" style:font-name="Liberation Sans" fo:font-size="10pt" style:font-size-asian="10pt" style:font-size-complex="10pt"/>
    </style:style>
    <style:style style:name="T21" style:family="text">
      <style:text-properties style:font-name="FreeMono" fo:font-size="10pt" style:font-size-asian="10pt" style:font-size-complex="10pt"/>
    </style:style>
    <style:style style:name="T22" style:family="text">
      <style:text-properties style:font-name="FreeMono" fo:font-size="10pt" fo:font-style="italic" style:font-size-asian="10pt" style:font-style-asian="italic" style:font-size-complex="10pt" style:font-style-complex="italic"/>
    </style:style>
    <style:style style:name="T23" style:family="text">
      <style:text-properties style:font-name="FreeMono" fo:font-size="9pt" fo:font-weight="bold" style:font-size-asian="9pt" style:font-weight-asian="bold" style:font-size-complex="9pt" style:font-weight-complex="bold" fo:padding="0cm" fo:border="none"/>
    </style:style>
    <style:style style:name="T24" style:family="text">
      <style:text-properties style:font-name="FreeMono" fo:font-weight="bold" style:font-weight-asian="bold" style:font-weight-complex="bold"/>
    </style:style>
    <style:style style:name="T25" style:family="text">
      <style:text-properties fo:font-size="14pt" style:font-size-asian="14pt" style:font-size-complex="14pt"/>
    </style:style>
    <style:style style:name="T26" style:family="text">
      <style:text-properties officeooo:rsid="001b2fe9"/>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19cm" svg:stroke-color="#000000" draw:marker-start-width="0.383cm" draw:marker-end-width="0.383cm" draw:fill="solid" draw:fill-color="#111111" draw:textarea-horizontal-align="center" draw:textarea-vertical-align="middle"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2">LMSGI</text:p>
      <text:p text:style-name="P20">_<text:span text:style-name="T26">01</text:span></text:p>
      <text:p text:style-name="P21"><draw:line text:anchor-type="paragraph" draw:z-index="11" draw:style-name="gr2" draw:text-style-name="P85" svg:x1="-0.004cm" svg:y1="3.122cm" svg:x2="16.951cm" svg:y2="3.122cm"><text:p/></draw:line>Reconocimiento de las características de lenguajes de marcas</text:p>
      <text:h text:style-name="P37" text:outline-level="2">1.- Lenguajes de marcas.</text:h>
      <text:section text:style-name="Sect1" text:name="id1">
        <text:section text:style-name="Sect1" text:name="ta1_73">
          <text:p text:style-name="P26"><text:span text:style-name="T7">Un "lenguaje de marcas" </text:span><text:span text:style-name="Strong_20_Emphasis"><text:span text:style-name="T7">es un modo de codificar un documento</text:span></text:span><text:span text:style-name="T7"> donde, junto con el texto, se </text:span><text:span text:style-name="Strong_20_Emphasis"><text:span text:style-name="T7">incorporan etiquetas</text:span></text:span><text:span text:style-name="T7">, marcas o anotaciones </text:span><text:span text:style-name="Strong_20_Emphasis"><text:span text:style-name="T7">con información adicional</text:span></text:span><text:span text:style-name="T7"> relativa a la estructura del texto o su formato de presentación. Permiten hacer explícita la estructura de un documento, su contenido semántico o cualquier otra información lingüística o extralingüística que se quiera hacer patente.</text:span></text:p>
          <text:p text:style-name="P26"><text:span text:style-name="T11">Todo lenguaje de marcas está definido en un documento denominado </text:span><text:span text:style-name="acronym"><text:span text:style-name="T12">DTD</text:span></text:span><text:span text:style-name="T11"> (Document Type Definition). En él se establecen las marcas, los elementos utilizados por dicho lenguaje y sus correspondientes etiquetas y atributos, su sintaxis y normas de uso.</text:span></text:p>
        </text:section>
      </text:section>
      <text:section text:style-name="Sect1" text:name="id2">
        <text:section text:style-name="Sect1" text:name="taquesQuestion0b2">
          <text:p text:style-name="P5">Aspecto de un documento realizado con un lenguaje de marcas:</text:p>
          <text:p text:style-name="Standard"><text:span text:style-name="Source_20_Text"><text:span text:style-name="T22">&lt;carta&gt;</text:span></text:span></text:p>
          <text:p text:style-name="Standard"><text:span text:style-name="Source_20_Text"><text:span text:style-name="T22"><text:s text:c="8"/>&lt;fecha&gt;22/11/2006&lt;/fecha&gt;</text:span></text:span></text:p>
          <text:p text:style-name="Standard"><text:span text:style-name="Source_20_Text"><text:span text:style-name="T22"><text:s text:c="8"/>&lt;presentacion&gt;Estimado cliente:&lt;/presentacion&gt;</text:span></text:span></text:p>
          <text:p text:style-name="Standard"><text:span text:style-name="Source_20_Text"><text:span text:style-name="T22"><text:s text:c="8"/>&lt;contenido&gt;bla bla bla bla …&lt;/contenido&gt;</text:span></text:span></text:p>
          <text:p text:style-name="Standard"><text:span text:style-name="Source_20_Text"><text:span text:style-name="T22"><text:s text:c="8"/>&lt;firma&gt;Don José Gutiérrez González&lt;/firma&gt;</text:span></text:span></text:p>
          <text:p text:style-name="Standard"><text:span text:style-name="Source_20_Text"><text:span text:style-name="T22">&lt;/carta&gt;</text:span></text:span></text:p>
        </text:section>
      </text:section>
      <text:section text:style-name="Sect1" text:name="id3">
        <text:section text:style-name="Sect1" text:name="ta3_73">
          <text:p text:style-name="P30">Aunque en la práctica, en un mismo documento pueden combinarse varios tipos diferentes de lenguajes de marca los lenguajes de marcas, éstos se pueden clasificar como sigue:</text:p>
          <text:list xml:id="list4951408263146310687" text:style-name="L1">
            <text:list-item>
              <text:p text:style-name="P67">De presentación: Define el formato del texto.</text:p>
            </text:list-item>
            <text:list-item>
              <text:p text:style-name="P67">De procedimientos: Orientado también a la presentación pero, en este caso, el programa que representa el documento debe interpretar el código en el mismo orden en que aparece.</text:p>
            </text:list-item>
            <text:list-item>
              <text:p text:style-name="P67">Descriptivo o semántico: Describen las diferentes partes en las que se estructura el documento pero sin especificar cómo deben representarse.</text:p>
            </text:list-item>
          </text:list>
          <text:p text:style-name="P27">Algunos ejemplos de lenguajes de marcado agrupados por su ámbito de utilización son:</text:p>
          <text:list xml:id="list5277445953592672832" text:style-name="L2">
            <text:list-item>
              <text:p text:style-name="P68">Documentación electrónica</text:p>
              <text:list>
                <text:list-item>
                  <text:p text:style-name="P78"><text:span text:style-name="Strong_20_Emphasis"><text:span text:style-name="T11">RTF</text:span></text:span><text:span text:style-name="T11"> (Rich Text Format): Formato de Texto Enriquecido, fue desarrollado por Microsoft en 1987. Permite el intercambio de documentos de texto ente distintos procesadores de texto.</text:span></text:p>
                </text:list-item>
                <text:list-item>
                  <text:p text:style-name="P78"><text:span text:style-name="Strong_20_Emphasis"><text:span text:style-name="T11">TeX</text:span></text:span><text:span text:style-name="T11">: Su objetivo es la creación de ecuaciones matemáticas complejas.</text:span></text:p>
                </text:list-item>
                <text:list-item>
                  <text:p text:style-name="P78"><text:span text:style-name="Strong_20_Emphasis"><text:span text:style-name="T11">Wikitexto</text:span></text:span><text:span text:style-name="T11">: Permite la creación de páginas wiki en servidores preparados para soportar este lenguaje.</text:span></text:p>
                </text:list-item>
                <text:list-item>
                  <text:p text:style-name="P78"><text:span text:style-name="Strong_20_Emphasis"><text:span text:style-name="T11">DocBook</text:span></text:span><text:span text:style-name="T11">: Permite generar documentos separando la estructura lógica del documento de su formato. De este modo, dichos documentos, pueden publicarse en diferentes formatos sin necesidad de realizar modificaciones en el documento original.</text:span></text:p>
                </text:list-item>
              </text:list>
            </text:list-item>
            <text:list-item>
              <text:p text:style-name="P68">Tecnologías de internet</text:p>
              <text:list>
                <text:list-item>
                  <text:p text:style-name="P78"><text:span text:style-name="Strong_20_Emphasis"><text:span text:style-name="T11">HTML</text:span></text:span><text:span text:style-name="T11">, </text:span><text:span text:style-name="Strong_20_Emphasis"><text:span text:style-name="T11">XHTML</text:span></text:span><text:span text:style-name="T11">: (Hypertext Markup Language, eXtensible Hypertext Markup Language): Su objetivo es la creación de páginas web.</text:span></text:p>
                </text:list-item>
                <text:list-item>
                  <text:p text:style-name="P78"><text:span text:style-name="Strong_20_Emphasis"><text:span text:style-name="T11">RSS</text:span></text:span><text:span text:style-name="T11">: Permite la difusión de contenidos web</text:span></text:p>
                </text:list-item>
              </text:list>
            </text:list-item>
            <text:list-item>
              <text:p text:style-name="P68">Otros lenguajes especializados</text:p>
              <text:list>
                <text:list-item>
                  <text:p text:style-name="P78"><text:span text:style-name="Strong_20_Emphasis"><text:span text:style-name="T11">MathML</text:span></text:span><text:span text:style-name="T11"> (Mathematical Markup Language): Su objetivo es expresar el formalismo matemático de tal modo que pueda ser entendido por distintos sistemas y aplicaciones.</text:span></text:p>
                </text:list-item>
                <text:list-item>
                  <text:p text:style-name="P78"><text:span text:style-name="Strong_20_Emphasis"><text:span text:style-name="T11">VoiceXML</text:span></text:span><text:span text:style-name="T11"> (Voice Extended Markup Language) tiene como objetivo el intercambio de información entre un usuario y una aplicación con capacidad de reconocimiento de habla.</text:span></text:p>
                </text:list-item>
                <text:list-item>
                  <text:p text:style-name="P78"><text:span text:style-name="Strong_20_Emphasis"><text:span text:style-name="T11">MusicXML</text:span></text:span><text:span text:style-name="T11">: Permite el intercambio de partituras entre distintos editores de partituras.</text:span></text:p>
                </text:list-item>
              </text:list>
            </text:list-item>
          </text:list>
        </text:section>
      </text:section>
      <text:p text:style-name="P19"/>
      <text:h text:style-name="P22" text:outline-level="2"><text:soft-page-break/></text:h>
      <text:h text:style-name="P33" text:outline-level="2">2.- Evolución de los lenguajes de marcas.</text:h>
      <text:section text:style-name="Sect1" text:name="id5">
        <text:section text:style-name="Sect1" text:name="ta5_73">
          <text:p text:style-name="P30">En los años 70 continúa surgen unos lenguajes informáticos, distintos de los lenguajes de programación, orientados a la gestión de información. Con el desarrollo de los editores y procesadores de texto surgen los primeros lenguajes informáticos especializados en tareas de descripción y estructuración de información: los lenguajes de marcas. Paralelamente, también, surgen otros lenguajes informáticos orientados a la representación, almacenamiento y consulta eficiente de grandes cantidades de datos: lenguajes y sistemas de bases de datos.</text:p>
          <text:p text:style-name="P27">Los lenguajes de marcas surgieron, inicialmente, como lenguajes formados por el conjunto de códigos de formato que los procesadores de texto introducen en los documentos para dirigir el proceso de presentación (impresión) mediante una impresora. Como en el caso de los lenguajes de programación, inicialmente estos códigos de formato estaban ligados a las características de una máquina, programa o procesador de textos concreto y, en ellos, inicialmente no había nada que permitiese al programador (formateador de documentos en este caso) abstraerse de las características del procesador de textos y expresar de forma independiente a éste la estructura y la lógica interna del documento.</text:p>
        </text:section>
      </text:section>
      <text:section text:style-name="Sect1" text:name="id6">
        <text:section text:style-name="Sect1" text:name="taquesQuestion0b6">
          <text:p text:style-name="P5">Código de marcas anterior a GML. Las etiquetas son de invención propia.</text:p>
          <text:p text:style-name="P5">Dado el siguiente documento:</text:p>
          <text:p text:style-name="Standard"><text:span text:style-name="Source_20_Text"><text:span text:style-name="T22">&lt;times 14&gt;&lt;color verde&gt;&lt;centrado&gt; Este texto es un ejemplo para mostrar la utilización primitiva de las marcas&lt;/centrado&gt;&lt;/color&gt;&lt;/times 14&gt;</text:span></text:span></text:p>
          <text:p text:style-name="Standard"><text:span text:style-name="Source_20_Text"><text:span text:style-name="T22">&lt;color granate&gt;&lt;times 10&gt;&lt;cursiva&gt;Para realiza este ejemplo se utilizan etiquetas de nuestra invención. &lt;/cursiva&gt; </text:span></text:span></text:p>
          <text:p text:style-name="Standard"><text:span text:style-name="Source_20_Text"><text:span text:style-name="T22">Las partes importantes del texto pueden resaltarse usando la </text:span></text:span></text:p>
          <text:p text:style-name="Standard"><text:span text:style-name="Source_20_Text"><text:span text:style-name="T22">&lt;negrita&gt;negrita&lt;/negrita&gt;, o el &lt;subrayar&gt;subrayado&lt;/subrayar&gt;&lt;/times 10&gt;&lt;/color&gt;</text:span></text:span></text:p>
          <text:p text:style-name="P11">Al imprimirlo se obtendría:</text:p>
          <text:p text:style-name="P13">Este texto es un ejemplo para mostrar la utilización primitiva de las marcas</text:p>
          <text:p text:style-name="P14"><text:span text:style-name="Emphasis"><text:span text:style-name="T15">Para realiza este ejemplo se utilizan etiquetas de nuestra invención.</text:span></text:span><text:span text:style-name="Emphasis"><text:span text:style-name="T14"> </text:span></text:span><text:span text:style-name="T15">Las partes importantes del texto pueden resaltarse usando la </text:span><text:span text:style-name="Strong_20_Emphasis"><text:span text:style-name="T15">negrita</text:span></text:span><text:span text:style-name="T15"> , o el </text:span><text:span text:style-name="T16">subrayado</text:span></text:p>
        </text:section>
      </text:section>
      <text:section text:style-name="Sect1" text:name="id7">
        <text:section text:style-name="Sect1" text:name="ta7_73">
          <text:p text:style-name="P30">Posteriormente, se añadieron como medio de presentación a la pantalla. Los códigos de estilo de visualización anteriores ya no aparecen, y se emplean otros medios para marcados, distintos de la inclusión a mano de cadenas formateadoras, ahora ese proceso se automatiza y basta pulsar una combinación de teclas, o pulsar un botón, para lograr los resultados requeridos. Aunque esto es sólo una abstracción, para su uso interno las aplicaciones siguen utilizando marcas para delimitar aquellas partes del texto que tienen un formato especial.</text:p>
          <text:p text:style-name="P27">Este marcado estaba exclusivamente orientado a la presentación de la información, aunque pronto se percataron de las posibilidades del marcado y le dieron nuevos usos que resolvían una gran variedad de necesidades, apareció el formato generalizado.</text:p>
        </text:section>
      </text:section>
      <text:p text:style-name="P17">2.1.- GML (Generalized Markup Language).</text:p>
      <text:section text:style-name="Sect1" text:name="id8">
        <text:section text:style-name="Sect1" text:name="ta8_73">
          <text:p text:style-name="P30">Uno de los problemas que se conocen desde hace décadas en la informática es la falta de estandarización en los formatos de información usados por los distintos programas.</text:p>
          <text:p text:style-name="P27">Para resolver este problema, en los años sesenta IBM encargó a Charles F. Goldfab la construcción de un sistema de edición, almacenamiento y búsqueda de documentos legales. Tras analizar el funcionamiento de la empresa llegaron a la conclusión de que para realizar un buen procesado informático de los documentos había que establecer un formato estándar para todos los documentos que se manejaban en la empresa. Con ello se lograba gestionar cualquier documento en cualquier departamento y con cualquier aplicación, <text:soft-page-break/>sin tener en cuenta dónde ni con qué se generó el documento. Dicho formato tenía que ser válido para los distintos tipos de documentos legales que utilizaba la empresa, por tanto, debía ser flexible para que se pudiera ajustar a las distintas situaciones.</text:p>
          <text:p text:style-name="P27">El formato de documentos que se creó como resultado de este trabajo fue GML, cuyo objetivo era describir los documentos de tal modo que el resultado fuese independiente de la plataforma y la aplicación utilizada.</text:p>
        </text:section>
      </text:section>
      <text:p text:style-name="P17">2.2.- SGML (Standard Generalized Markup Language).</text:p>
      <text:section text:style-name="Sect1" text:name="id9">
        <text:section text:style-name="Sect1" text:name="ta9_73">
          <text:p text:style-name="P30">El formato GML evolucionó hasta que en 1986 dio lugar al estándar ISO 8879 que se denominó SGML. Éste era un lenguaje muy complejo y requería de unas herramientas de software caras. Por ello su uso ha quedado relegado a grandes aplicaciones industriales.</text:p>
        </text:section>
      </text:section>
      <text:section text:style-name="Sect1" text:name="id10">
        <text:section text:style-name="Sect1" text:name="taquesQuestion0b10">
          <text:p text:style-name="P8">Documento SGML sencillo:</text:p>
          <text:p text:style-name="Standard"><text:span text:style-name="Source_20_Text"><text:span text:style-name="T21">&lt;email&gt;</text:span></text:span></text:p>
          <text:p text:style-name="Standard"><text:span text:style-name="Source_20_Text"><text:span text:style-name="T21"><text:s text:c="8"/>&lt;remitente&gt;</text:span></text:span></text:p>
          <text:p text:style-name="Standard"><text:span text:style-name="Source_20_Text"><text:span text:style-name="T21"><text:s text:c="16"/>&lt;persona&gt;</text:span></text:span></text:p>
          <text:p text:style-name="Standard"><text:span text:style-name="Source_20_Text"><text:span text:style-name="T21"><text:s text:c="16"/>&lt;nombre&gt; Pepito &lt;/nombre&gt;</text:span></text:span></text:p>
          <text:p text:style-name="Standard"><text:span text:style-name="Source_20_Text"><text:span text:style-name="T21"><text:s text:c="16"/>&lt;apellido&gt; Grillo &lt;/apellido&gt;</text:span></text:span></text:p>
          <text:p text:style-name="Standard"><text:span text:style-name="Source_20_Text"><text:span text:style-name="T21"><text:s text:c="16"/>&lt;/persona&gt;</text:span></text:span></text:p>
          <text:p text:style-name="Standard"><text:span text:style-name="Source_20_Text"><text:span text:style-name="T21"><text:s text:c="8"/>&lt;/remitente&gt;</text:span></text:span></text:p>
          <text:p text:style-name="Standard"><text:span text:style-name="Source_20_Text"><text:span text:style-name="T21"><text:s text:c="8"/>&lt;destinatario&gt;</text:span></text:span></text:p>
          <text:p text:style-name="Standard"><text:span text:style-name="Source_20_Text"><text:span text:style-name="T21"><text:s text:c="16"/>&lt;direccion&gt; pinocho@hotmail.com &lt;/direccion&gt;</text:span></text:span></text:p>
          <text:p text:style-name="Standard"><text:span text:style-name="Source_20_Text"><text:span text:style-name="T21"><text:s text:c="8"/>&lt;/destinatario&gt;</text:span></text:span></text:p>
          <text:p text:style-name="Standard"><text:span text:style-name="Source_20_Text"><text:span text:style-name="T21"><text:s text:c="8"/>&lt;asunto&gt;¿quedamos?&lt;/asunto&gt;</text:span></text:span></text:p>
          <text:p text:style-name="Standard"><text:span text:style-name="Source_20_Text"><text:span text:style-name="T21"><text:s text:c="8"/>&lt;mensaje&gt; Hola, he visto que ponen esta noche la película que querías ver. ¿Te apetece ir?&lt;/mensaje&gt;</text:span></text:span></text:p>
          <text:p text:style-name="Standard"><text:span text:style-name="Source_20_Text"><text:span text:style-name="T21">&lt;/email&gt;</text:span></text:span></text:p>
        </text:section>
      </text:section>
      <text:p text:style-name="P17">2.3.- HTML (HyperText Markup Language).</text:p>
      <text:section text:style-name="Sect1" text:name="id11">
        <text:section text:style-name="Sect1" text:name="ta11_73">
          <text:p text:style-name="P30">En 1989/90 Tim Berners-Lee creó el World Wide Web y se encontró con la necesidad de organizar, enlazar y compatibilizar gran cantidad de información procedente de diversos sistemas. Para resolverlo creó un lenguaje de descripción de documentos llamado HTML, que, en realidad, era una combinación de dos estándares ya existentes:</text:p>
          <text:list xml:id="list609597333684545221" text:style-name="L3">
            <text:list-item>
              <text:p text:style-name="P79"><text:a xlink:type="simple" xlink:href="https://www.edu.xunta.es/fpadistancia/pluginfile.php/212062/mod_resource/mod/glossary/showentry.php?displayformat=dictionary&amp;concept=ASCII%20%28DAW_LMSGI01%29" text:style-name="Internet_20_link" text:visited-style-name="Visited_20_Internet_20_Link"><text:span text:style-name="T17">ASCII</text:span></text:a><text:span text:style-name="T11">: Es el formato que cualquier procesador de textos sencillo puede reconocer y almacenar. Por tanto es un formato que permite la trasferencia de datos entre diferentes ordenadores.</text:span></text:p>
            </text:list-item>
            <text:list-item>
              <text:p text:style-name="P69">SGML: Lenguaje que permite dar estructura al texto, resaltando los títulos o aplicando diversos formatos al texto.</text:p>
            </text:list-item>
          </text:list>
          <text:p text:style-name="P27">HTML es una versión simplificada de SGML, ya que sólo se utilizaban las instrucciones absolutamente imprescindibles. Era tan fácil de comprender que rápidamente tuvo gran aceptación logrando lo que no pudo SGML, HTML se convirtió en un estándar general para la creación de páginas web. Además, tanto las herramientas de software como los navegadores que permiten visualizar páginas HTML son cada vez mejores.</text:p>
          <text:p text:style-name="P27">A pesar de todas estas ventajas HTML no es un lenguaje perfecto, sus principales desventajas son:</text:p>
          <text:list xml:id="list5704028245400339765" text:style-name="L4">
            <text:list-item>
              <text:p text:style-name="P70">No soporta tareas de impresión y diseño.</text:p>
            </text:list-item>
            <text:list-item>
              <text:p text:style-name="P70">El lenguaje no es flexible, ya que las etiquetas son limitadas.</text:p>
            </text:list-item>
            <text:list-item>
              <text:p text:style-name="P70">No permite mostrar contenido dinámico.</text:p>
            </text:list-item>
            <text:list-item>
              <text:p text:style-name="P70">La estructura y el diseño están mezclados en el documento.</text:p>
            </text:list-item>
          </text:list>
        </text:section>
      </text:section>
      <text:section text:style-name="Sect1" text:name="id12">
        <text:p text:style-name="P30"/>
        <text:p text:style-name="P30"/>
        <text:p text:style-name="P30"/>
        <text:p text:style-name="P30"/>
        <text:p text:style-name="P30"/>
        <text:p text:style-name="P30"/>
        <text:p text:style-name="P30"/>
        <text:p text:style-name="P30"><text:soft-page-break/></text:p>
        <text:p text:style-name="P30">Documento HTML</text:p>
        <text:section text:style-name="Sect1" text:name="taquesQuestion0b12">
          <text:p text:style-name="P3">Al publicarlo en un navegador, por ejemplo en el Firefox, tendríamos:</text:p>
          <text:p text:style-name="Standard"><text:span text:style-name="Source_20_Text"><text:span text:style-name="T21">&lt;html&gt;</text:span></text:span></text:p>
          <text:p text:style-name="Standard"><text:span text:style-name="Source_20_Text"><text:span text:style-name="T21"><text:s text:c="8"/>&lt;head&gt;</text:span></text:span></text:p>
          <text:p text:style-name="Standard"><text:span text:style-name="Source_20_Text"><text:span text:style-name="T21"><text:s text:c="16"/>&lt;title&gt; Ejemplo de código HTML&lt;/title&gt;</text:span></text:span></text:p>
          <text:p text:style-name="Standard"><text:span text:style-name="Source_20_Text"><text:span text:style-name="T21"><text:s text:c="8"/>&lt;/head&gt;</text:span></text:span></text:p>
          <text:p text:style-name="Standard"><text:span text:style-name="Source_20_Text"><text:span text:style-name="T21"><text:s text:c="8"/>&lt;body bgcolor="#ffffff"&gt;</text:span></text:span></text:p>
          <text:p text:style-name="Standard"><text:span text:style-name="Source_20_Text"><text:span text:style-name="T21"><text:s text:c="16"/>&lt;p&gt;&lt;/p&gt;</text:span></text:span></text:p>
          <text:p text:style-name="Standard"><text:span text:style-name="Source_20_Text"><text:span text:style-name="T21"><text:s text:c="16"/>&lt;p&gt;</text:span></text:span></text:p>
          <text:p text:style-name="Standard"><text:span text:style-name="Source_20_Text"><text:span text:style-name="T21"><text:s text:c="24"/>&lt;b&gt;20 de octubre de 2010&lt;/b&gt;</text:span></text:span></text:p>
          <text:p text:style-name="Standard"><text:span text:style-name="Source_20_Text"><text:span text:style-name="T21"><text:s text:c="16"/>&lt;/p&gt;</text:span></text:span></text:p>
          <text:p text:style-name="Standard"><text:span text:style-name="Source_20_Text"><text:span text:style-name="T21"><text:s text:c="16"/>&lt;p&gt;&lt;b&gt; Bienvenido al modulo de “Lenguajes de Marcas y Sistemas de Gestión de Información” &lt;/b&gt;&lt;/p&gt;</text:span></text:span></text:p>
          <text:p text:style-name="Standard"><text:span text:style-name="Source_20_Text"><text:span text:style-name="T21"><text:s text:c="16"/>&lt;p&gt; En este curso aprender&amp;aacute;s, entre otras cosas:&lt;br/&gt;</text:span></text:span></text:p>
          <text:p text:style-name="Standard"><text:span text:style-name="Source_20_Text"><text:span text:style-name="T21"><text:s text:c="16"/>&lt;ul&gt;</text:span></text:span></text:p>
          <text:p text:style-name="Standard"><text:span text:style-name="Source_20_Text"><text:span text:style-name="T21"><text:s text:c="24"/>&lt;li&gt;Las ventajas que ofrece XML &lt;/li&gt;</text:span></text:span></text:p>
          <text:p text:style-name="Standard"><text:span text:style-name="Source_20_Text"><text:span text:style-name="T21"><text:s text:c="24"/>&lt;li&gt;La creaci&amp;oacute;n de documentos bien formados &lt;/li&gt;</text:span></text:span></text:p>
          <text:p text:style-name="Standard"><text:span text:style-name="Source_20_Text"><text:span text:style-name="T21"><text:s text:c="24"/>&lt;li&gt;La creaci&amp;oacute;n de DTD&lt;/li&gt;</text:span></text:span></text:p>
          <text:p text:style-name="Standard"><text:span text:style-name="Source_20_Text"><text:span text:style-name="T21"><text:s text:c="16"/>&lt;/ul&gt;</text:span></text:span></text:p>
          <text:p text:style-name="Standard"><text:span text:style-name="Source_20_Text"><text:span text:style-name="T21"><text:s text:c="16"/>&lt;/p&gt;</text:span></text:span></text:p>
          <text:p text:style-name="Standard"><text:span text:style-name="Source_20_Text"><text:span text:style-name="T21"><text:s text:c="8"/>&lt;/body&gt;</text:span></text:span></text:p>
          <text:p text:style-name="Standard"><text:span text:style-name="Source_20_Text"><text:span text:style-name="T21">&lt;/html&gt;</text:span></text:span></text:p>
          <text:p text:style-name="P12"/>
        </text:section>
      </text:section>
      <text:p text:style-name="P17">2.4.- XML (eXtensible Markup Language).</text:p>
      <text:section text:style-name="Sect1" text:name="id13">
        <text:section text:style-name="Sect1" text:name="ta13_73">
          <text:p text:style-name="P26"><text:span text:style-name="T7">Para resolver estos problemas de HTML el </text:span><text:a xlink:type="simple" xlink:href="https://www.edu.xunta.es/fpadistancia/pluginfile.php/212062/mod_resource/mod/glossary/showentry.php?displayformat=dictionary&amp;concept=W3C%20%28DAW_LMSGI01%29" text:style-name="Internet_20_link" text:visited-style-name="Visited_20_Internet_20_Link"><text:span text:style-name="T19">W3C</text:span></text:a><text:span text:style-name="T7"> establece, en 1998, el estándar internacional XML, un lenguaje de marcas puramente estructural que </text:span><text:span text:style-name="Strong_20_Emphasis"><text:span text:style-name="T7">no incluye ninguna información relativa al diseño</text:span></text:span><text:span text:style-name="T7">. Está convirtiéndose con rapidez en estándar para el intercambio de datos en la Web. A diferencia de HTML las etiquetas indican el significado de los datos en lugar del formato con el que se van a visualizar los datos.</text:span></text:p>
          <text:p text:style-name="P26"><text:span text:style-name="T11">XML es un </text:span><text:a xlink:type="simple" xlink:href="https://www.edu.xunta.es/fpadistancia/pluginfile.php/212062/mod_resource/mod/glossary/showentry.php?displayformat=dictionary&amp;concept=Metalenguaje%20%28DAW_LMSGI01%29" text:style-name="Internet_20_link" text:visited-style-name="Visited_20_Internet_20_Link"><text:span text:style-name="T17">metalenguaje</text:span></text:a><text:span text:style-name="T11"> caracterizado por:</text:span></text:p>
          <text:list xml:id="list5705151425239817789" text:style-name="L5">
            <text:list-item>
              <text:p text:style-name="P71">Permitir definir etiquetas propias.</text:p>
            </text:list-item>
            <text:list-item>
              <text:p text:style-name="P71">Permitir asignar atributos a las etiquetas.</text:p>
            </text:list-item>
            <text:list-item>
              <text:p text:style-name="P71">Utilizar un esquema para definir de forma exacta las etiquetas y los atributos.</text:p>
            </text:list-item>
            <text:list-item>
              <text:p text:style-name="P71">La estructura y el diseño son independientes.</text:p>
            </text:list-item>
          </text:list>
          <text:p text:style-name="P27">En realidad XML es un conjunto de estándares relacionados entre sí y que son:</text:p>
          <text:list xml:id="list6019978372023283660" text:style-name="L6">
            <text:list-item>
              <text:p text:style-name="P80"><text:span text:style-name="Strong_20_Emphasis"><text:span text:style-name="T11">XSL</text:span></text:span><text:span text:style-name="T11">, eXtensible Style Language. Permite definir hojas de estilo para los documentos XML e incluye capacidad para la transformación de documentos.</text:span></text:p>
            </text:list-item>
            <text:list-item>
              <text:p text:style-name="P80"><text:span text:style-name="Strong_20_Emphasis"><text:span text:style-name="T11">XML Linking Language</text:span></text:span><text:span text:style-name="T11">, incluye Xpath, Xlink y Xpointer. Determinan aspectos sobre los enlaces entre documentos XML.</text:span></text:p>
            </text:list-item>
            <text:list-item>
              <text:p text:style-name="P80"><text:span text:style-name="Strong_20_Emphasis"><text:span text:style-name="T11">XML Namespaces</text:span></text:span><text:span text:style-name="T11">. Proveen un contexto al que se aplican las marcas de un documento de XML y que sirve para diferenciarlas de otras con idéntico nombre válidas en otros contextos.</text:span></text:p>
            </text:list-item>
            <text:list-item>
              <text:p text:style-name="P80"><text:span text:style-name="Strong_20_Emphasis"><text:span text:style-name="T11">XML Schemas</text:span></text:span><text:span text:style-name="T11">. Permiten definir restricciones que se aplicarán a un documento XML. Actualmente los más usados son las DTD.</text:span></text:p>
            </text:list-item>
          </text:list>
        </text:section>
      </text:section>
      <text:section text:style-name="Sect1" text:name="id14">
        <text:section text:style-name="Sect1" text:name="taquesQuestion0b14">
          <text:p text:style-name="P15">Documento XML</text:p>
          <text:p text:style-name="Standard"><text:span text:style-name="Source_20_Text"><text:span text:style-name="T21">&lt;?xml version="1.0" encoding="iso-8859-1"?&gt;</text:span></text:span></text:p>
          <text:p text:style-name="Standard"><text:span text:style-name="Source_20_Text"><text:span text:style-name="T21">&lt;!DOCTYPE biblioteca"&gt;</text:span></text:span></text:p>
          <text:p text:style-name="Standard"><text:span text:style-name="Source_20_Text"><text:span text:style-name="T21">&lt;biblioteca&gt;</text:span></text:span></text:p>
          <text:p text:style-name="Standard"><text:span text:style-name="Source_20_Text"><text:span text:style-name="T21"><text:s text:c="8"/>&lt;ejemplar tipo_ejem="libro" titulo="XML practico" editorial="Ediciones Eni"&gt;</text:span></text:span></text:p>
          <text:p text:style-name="Standard"><text:span text:style-name="Source_20_Text"><text:span text:style-name="T21"><text:s text:c="8"/>&lt;tipo&gt; &lt;libro isbn="978-2-7460-4958-1" edicion="1" paginas="347"&gt;&lt;/libro&gt; &lt;/tipo&gt;</text:span></text:span></text:p>
          <text:p text:style-name="Standard"><text:span text:style-name="Source_20_Text"><text:span text:style-name="T21"><text:s text:c="8"/>&lt;autor nombre="Sebastien Lecomte"&gt;&lt;/autor&gt;</text:span></text:span></text:p>
          <text:p text:style-name="Standard"><text:span text:style-name="Source_20_Text"><text:span text:style-name="T21"><text:s text:c="8"/>&lt;autor nombre="Thierry Boulanger"&gt;&lt;/autor&gt;</text:span></text:span></text:p>
          <text:p text:style-name="Standard"><text:span text:style-name="Source_20_Text"><text:span text:style-name="T21"><text:s text:c="8"/>&lt;autor nombre="Ángel Belinchon Calleja" funcion="traductor"&gt;&lt;/autor&gt;</text:span></text:span></text:p>
          <text:p text:style-name="Standard"><text:soft-page-break/><text:span text:style-name="Source_20_Text"><text:span text:style-name="T21"><text:s text:c="8"/>&lt;prestado lector="Pepito Grillo"&gt;</text:span></text:span></text:p>
          <text:p text:style-name="Standard"><text:span text:style-name="Source_20_Text"><text:span text:style-name="T21"><text:s text:c="12"/>&lt;fecha_pres dia="13" mes="mar" año="2009"&gt;&lt;/fecha_pres&gt;</text:span></text:span></text:p>
          <text:p text:style-name="Standard"><text:span text:style-name="Source_20_Text"><text:span text:style-name="T21"><text:s text:c="12"/>&lt;fecha_devol dia="21" mes="jun" año="2009"&gt;&lt;/fecha_devol&gt;</text:span></text:span></text:p>
          <text:p text:style-name="Standard"><text:span text:style-name="Source_20_Text"><text:span text:style-name="T21"><text:s text:c="8"/>&lt;/prestado&gt; </text:span></text:span></text:p>
          <text:p text:style-name="Standard"><text:span text:style-name="Source_20_Text"><text:span text:style-name="T21"><text:s text:c="4"/>&lt;/ejemplar&gt;</text:span></text:span></text:p>
          <text:p text:style-name="Standard"><text:span text:style-name="Source_20_Text"><text:span text:style-name="T21"><text:s text:c="4"/>&lt;ejemplar tipo_ejem="revista" titulo="Todo Linux 101. Virtualización en GNU/Linux" editorial="Studio Press"&gt;</text:span></text:span></text:p>
          <text:p text:style-name="Standard"><text:span text:style-name="Source_20_Text"><text:span text:style-name="T21"><text:s text:c="8"/>&lt;tipo&gt;</text:span></text:span></text:p>
          <text:p text:style-name="Standard"><text:span text:style-name="Source_20_Text"><text:span text:style-name="T21"><text:s text:c="12"/>&lt;revista&gt;</text:span></text:span></text:p>
          <text:p text:style-name="Standard"><text:span text:style-name="Source_20_Text"><text:span text:style-name="T21"><text:s text:c="16"/>&lt;fecha_publicacion mes="abr" año="2009"&gt;&lt;/fecha_publicacion&gt; </text:span></text:span></text:p>
          <text:p text:style-name="Standard"><text:span text:style-name="Source_20_Text"><text:span text:style-name="T21"><text:s text:c="12"/>&lt;/revista&gt; </text:span></text:span></text:p>
          <text:p text:style-name="Standard"><text:span text:style-name="Source_20_Text"><text:span text:style-name="T21"><text:s text:c="8"/>&lt;/tipo&gt;</text:span></text:span></text:p>
          <text:p text:style-name="Standard"><text:span text:style-name="Source_20_Text"><text:span text:style-name="T21"><text:s text:c="8"/>&lt;autor nombre="Varios"&gt;&lt;/autor&gt;</text:span></text:span></text:p>
          <text:p text:style-name="Standard"><text:span text:style-name="Source_20_Text"><text:span text:style-name="T21"><text:s text:c="8"/>&lt;prestado lector="Pedro Picapiedra"&gt;</text:span></text:span></text:p>
          <text:p text:style-name="Standard"><text:span text:style-name="Source_20_Text"><text:span text:style-name="T21"><text:s text:c="12"/>&lt;fecha_pres dia="12" mes="ene" año="2010"&gt;&lt;/fecha_pres&gt;</text:span></text:span></text:p>
          <text:p text:style-name="Standard"><text:span text:style-name="Source_20_Text"><text:span text:style-name="T21"><text:s text:c="8"/>&lt;/prestado&gt; </text:span></text:span></text:p>
          <text:p text:style-name="Standard"><text:span text:style-name="Source_20_Text"><text:span text:style-name="T21"><text:s text:c="4"/>&lt;/ejemplar&gt;</text:span></text:span></text:p>
          <text:p text:style-name="Standard"><text:span text:style-name="Source_20_Text"><text:span text:style-name="T21">&lt;/biblioteca&gt; </text:span></text:span></text:p>
        </text:section>
      </text:section>
      <text:p text:style-name="P18"><text:span text:style-name="T25">2.5.- Comparación de XML con HTML</text:span>.</text:p>
      <text:section text:style-name="Sect1" text:name="id15">
        <text:section text:style-name="Sect1" text:name="ta15_73">
          <table:table table:name="Táboa1" table:style-name="Táboa1">
            <table:table-column table:style-name="Táboa1.A"/>
            <table:table-column table:style-name="Táboa1.B"/>
            <table:table-header-rows>
              <table:table-row>
                <table:table-cell table:style-name="Táboa1.A1" office:value-type="string">
                  <text:p text:style-name="P3">XML</text:p>
                </table:table-cell>
                <table:table-cell table:style-name="Táboa1.A1" office:value-type="string">
                  <text:p text:style-name="P3">HTML</text:p>
                </table:table-cell>
              </table:table-row>
            </table:table-header-rows>
            <table:table-row table:style-name="Táboa1.2">
              <table:table-cell table:style-name="Táboa1.A2" office:value-type="string">
                <text:list xml:id="list5259718397401584574" text:style-name="L7">
                  <text:list-item>
                    <text:p text:style-name="P38">Es un perfil de SGML.</text:p>
                  </text:list-item>
                </text:list>
              </table:table-cell>
              <table:table-cell table:style-name="Táboa1.B2" office:value-type="string">
                <text:list xml:id="list3974514455115789780" text:style-name="L8">
                  <text:list-item>
                    <text:p text:style-name="P39">Es una aplicación de SGML.</text:p>
                  </text:list-item>
                </text:list>
              </table:table-cell>
            </table:table-row>
            <table:table-row table:style-name="Táboa1.2">
              <table:table-cell table:style-name="Táboa1.A3" office:value-type="string">
                <text:list xml:id="list2734798357747822062" text:style-name="L9">
                  <text:list-item>
                    <text:p text:style-name="P40">Especifica cómo deben definirse conjuntos de etiquetas aplicables a un tipo de documento.</text:p>
                  </text:list-item>
                </text:list>
              </table:table-cell>
              <table:table-cell table:style-name="Táboa1.B3" office:value-type="string">
                <text:list xml:id="list5491134664488059464" text:style-name="L10">
                  <text:list-item>
                    <text:p text:style-name="P41">Aplica un conjunto limitado de etiquetas sobre un único tipo de documento.</text:p>
                  </text:list-item>
                </text:list>
              </table:table-cell>
            </table:table-row>
            <table:table-row table:style-name="Táboa1.2">
              <table:table-cell table:style-name="Táboa1.A4" office:value-type="string">
                <text:list xml:id="list5931057940158261364" text:style-name="L11">
                  <text:list-item>
                    <text:p text:style-name="P59"><text:span text:style-name="T20">Modelo de </text:span><text:a xlink:type="simple" xlink:href="https://www.edu.xunta.es/fpadistancia/pluginfile.php/212062/mod_resource/mod/glossary/showentry.php?displayformat=dictionary&amp;concept=Hiperenlace%20%28DAW_LMSGI01%29" text:style-name="Internet_20_link" text:visited-style-name="Visited_20_Internet_20_Link"><text:span text:style-name="T19">hiperenlaces</text:span></text:a><text:span text:style-name="T20"> complejo.</text:span></text:p>
                  </text:list-item>
                </text:list>
              </table:table-cell>
              <table:table-cell table:style-name="Táboa1.B4" office:value-type="string">
                <text:list xml:id="list4191465290510969432" text:style-name="L12">
                  <text:list-item>
                    <text:p text:style-name="P42">Modelo de hiperenlaces simple.</text:p>
                  </text:list-item>
                </text:list>
              </table:table-cell>
            </table:table-row>
            <table:table-row table:style-name="Táboa1.2">
              <table:table-cell table:style-name="Táboa1.A5" office:value-type="string">
                <text:list xml:id="list2395712311474532927" text:style-name="L13">
                  <text:list-item>
                    <text:p text:style-name="P43">El navegador es una plataforma para el desarrollo de aplicaciones.</text:p>
                  </text:list-item>
                </text:list>
              </table:table-cell>
              <table:table-cell table:style-name="Táboa1.B5" office:value-type="string">
                <text:list xml:id="list7588953382503635667" text:style-name="L14">
                  <text:list-item>
                    <text:p text:style-name="P44">El navegador es un visor de páginas.</text:p>
                  </text:list-item>
                </text:list>
              </table:table-cell>
            </table:table-row>
            <table:table-row table:style-name="Táboa1.2">
              <table:table-cell table:style-name="Táboa1.A6" office:value-type="string">
                <text:list xml:id="list8692661977034868037" text:style-name="L15">
                  <text:list-item>
                    <text:p text:style-name="P45">Fin de la guerra de los navegadores y etiquetas propietarias.</text:p>
                  </text:list-item>
                </text:list>
              </table:table-cell>
              <table:table-cell table:style-name="Táboa1.B6" office:value-type="string">
                <text:list xml:id="list2271541326439320771" text:style-name="L16">
                  <text:list-item>
                    <text:p text:style-name="P46">El problema de la 'no compatibilidad' y las diferencias entre navegadores ha alcanzado un punto en el que la solución es difícil.</text:p>
                  </text:list-item>
                </text:list>
              </table:table-cell>
            </table:table-row>
          </table:table>
        </text:section>
      </text:section>
      <text:section text:style-name="Sect1" text:name="id16">
        <text:section text:style-name="Sect1" text:name="taquesQuestion0b16">
          <text:p text:style-name="P14"><text:span text:style-name="Strong_20_Emphasis"><text:span text:style-name="T7">Fichero XML.</text:span></text:span></text:p>
          <text:p text:style-name="Standard"><text:span text:style-name="Source_20_Text"><text:span text:style-name="T21">&lt;?xml version="1.0" encoding="iso-8859-1"?&gt;</text:span></text:span></text:p>
          <text:p text:style-name="Standard"><text:span text:style-name="Source_20_Text"><text:span text:style-name="T21">&lt;!DOCTYPE libro&gt;</text:span></text:span></text:p>
          <text:p text:style-name="Standard"><text:span text:style-name="Source_20_Text"><text:span text:style-name="T21">&lt;libro&gt;</text:span></text:span></text:p>
          <text:p text:style-name="Standard"><text:span text:style-name="Source_20_Text"><text:span text:style-name="T21"><text:s text:c="4"/>&lt;titulo&gt;XML practico &lt;/titulo&gt;</text:span></text:span></text:p>
          <text:p text:style-name="Standard"><text:span text:style-name="Source_20_Text"><text:span text:style-name="T21"><text:s text:c="4"/>&lt;autor&gt;SebastienLecomte&lt;/autor&gt;</text:span></text:span></text:p>
          <text:p text:style-name="Standard"><text:span text:style-name="Source_20_Text"><text:span text:style-name="T21"><text:s text:c="4"/>&lt;autor&gt;Thierry Boulanger&lt;/autor&gt;</text:span></text:span></text:p>
          <text:p text:style-name="Standard"><text:span text:style-name="Source_20_Text"><text:span text:style-name="T21"><text:s text:c="4"/>&lt;editorial&gt;Ediciones Eni&lt;/editorial&gt;</text:span></text:span></text:p>
          <text:p text:style-name="Standard"><text:span text:style-name="Source_20_Text"><text:span text:style-name="T21"><text:s text:c="4"/>&lt;isbn&gt;978-2-7460-4958-1&lt;/isbn&gt;</text:span></text:span></text:p>
          <text:p text:style-name="Standard"><text:span text:style-name="Source_20_Text"><text:span text:style-name="T21"><text:s text:c="4"/>&lt;edicion&gt;1&lt;/edicion&gt; </text:span></text:span></text:p>
          <text:p text:style-name="Standard"><text:span text:style-name="Source_20_Text"><text:span text:style-name="T21"><text:s text:c="4"/>&lt;paginas&gt;347&lt;/paginas&gt; </text:span></text:span></text:p>
          <text:p text:style-name="Standard"><text:span text:style-name="Source_20_Text"><text:span text:style-name="T21">&lt;libro&gt;</text:span></text:span></text:p>
          <text:p text:style-name="P3"/>
          <text:p text:style-name="Standard"><text:span text:style-name="T7">Al interpretar este fichero con un navegador, por ejemplo Mozilla, se obtiene: </text:span><text:span text:style-name="Strong_20_Emphasis"><text:span text:style-name="T7">Fichero HTML.</text:span></text:span></text:p>
          <text:p text:style-name="Standard"><text:span text:style-name="Strong_20_Emphasis"><text:span text:style-name="T7"/></text:span></text:p>
          <text:p text:style-name="Standard"><text:span text:style-name="Source_20_Text"><text:span text:style-name="T21">&lt;html&gt;</text:span></text:span></text:p>
          <text:p text:style-name="Standard"><text:span text:style-name="Source_20_Text"><text:span text:style-name="T21"><text:s text:c="4"/>&lt;head&gt;</text:span></text:span></text:p>
          <text:p text:style-name="Standard"><text:span text:style-name="Source_20_Text"><text:span text:style-name="T21"><text:s text:c="8"/>&lt;title&gt;Libro&lt;/title&gt; </text:span></text:span></text:p>
          <text:p text:style-name="Standard"><text:span text:style-name="Source_20_Text"><text:span text:style-name="T21"><text:s text:c="4"/>&lt;/head&gt;</text:span></text:span></text:p>
          <text:p text:style-name="Standard"><text:span text:style-name="Source_20_Text"><text:span text:style-name="T21"><text:s text:c="4"/>&lt;body&gt;</text:span></text:span></text:p>
          <text:p text:style-name="Standard"><text:span text:style-name="Source_20_Text"><text:span text:style-name="T21"><text:s text:c="8"/>&lt;h3&gt;XML practico&lt;/h3&gt;&lt;br&gt;</text:span></text:span></text:p>
          <text:p text:style-name="Standard"><text:span text:style-name="Source_20_Text"><text:span text:style-name="T21"><text:s text:c="8"/>&lt;p&gt;autores: Sebastien Lecomte,</text:span></text:span></text:p>
          <text:p text:style-name="Standard"><text:span text:style-name="Source_20_Text"><text:span text:style-name="T21"><text:s text:c="8"/>Thierry Boulanger&lt;/p&gt;</text:span></text:span></text:p>
          <text:p text:style-name="Standard"><text:span text:style-name="Source_20_Text"><text:span text:style-name="T21"><text:s text:c="8"/>&lt;ul&gt;</text:span></text:span></text:p>
          <text:p text:style-name="Standard"><text:span text:style-name="Source_20_Text"><text:span text:style-name="T21"><text:s text:c="12"/>&lt;li&gt;editorial: Ediciones Eni&lt;/li&gt;</text:span></text:span></text:p>
          <text:p text:style-name="Standard"><text:span text:style-name="Source_20_Text"><text:span text:style-name="T21"><text:s text:c="12"/>&lt;li&gt;isbn:978-2-7460-4958-1&lt;/li&gt;</text:span></text:span></text:p>
          <text:p text:style-name="Standard"><text:span text:style-name="Source_20_Text"><text:span text:style-name="T21"><text:s text:c="12"/>&lt;li&gt;edicion: 1 &lt;/li&gt;</text:span></text:span></text:p>
          <text:p text:style-name="Standard"><text:span text:style-name="Source_20_Text"><text:span text:style-name="T21"><text:s text:c="12"/>&lt;li&gt;paginas: 347&lt;/li&gt; </text:span></text:span></text:p>
          <text:p text:style-name="Standard"><text:span text:style-name="Source_20_Text"><text:span text:style-name="T21"><text:s text:c="8"/>&lt;/ul&gt;</text:span></text:span></text:p>
          <text:p text:style-name="Standard"><text:span text:style-name="Source_20_Text"><text:span text:style-name="T21"><text:s text:c="4"/>&lt;/body&gt; </text:span></text:span></text:p>
          <text:p text:style-name="Standard"><text:span text:style-name="Source_20_Text"><text:span text:style-name="T21">&lt;/html&gt; </text:span></text:span></text:p>
        </text:section>
      </text:section>
      <text:p text:style-name="P17"><text:soft-page-break/>2.6.- Comparación de XML con SGML.</text:p>
      <text:section text:style-name="Sect1" text:name="id18">
        <text:section text:style-name="Sect1" text:name="ta18_73">
          <table:table table:name="Táboa2" table:style-name="Táboa2">
            <table:table-column table:style-name="Táboa2.A"/>
            <table:table-column table:style-name="Táboa2.B"/>
            <table:table-header-rows>
              <table:table-row>
                <table:table-cell table:style-name="Táboa2.A1" office:value-type="string">
                  <text:p text:style-name="P4">XML</text:p>
                </table:table-cell>
                <table:table-cell table:style-name="Táboa2.A1" office:value-type="string">
                  <text:p text:style-name="P4">SGML</text:p>
                </table:table-cell>
              </table:table-row>
            </table:table-header-rows>
            <table:table-row table:style-name="Táboa2.2">
              <table:table-cell table:style-name="Táboa2.A2" office:value-type="string">
                <text:list xml:id="list2011960727829327713" text:style-name="L17">
                  <text:list-item>
                    <text:p text:style-name="P47">Su uso es sencillo.</text:p>
                  </text:list-item>
                </text:list>
              </table:table-cell>
              <table:table-cell table:style-name="Táboa2.B2" office:value-type="string">
                <text:list xml:id="list7933154434143488422" text:style-name="L18">
                  <text:list-item>
                    <text:p text:style-name="P48">Su uso es muy complejo.</text:p>
                  </text:list-item>
                </text:list>
              </table:table-cell>
            </table:table-row>
            <table:table-row table:style-name="Táboa2.2">
              <table:table-cell table:style-name="Táboa2.A3" office:value-type="string">
                <text:list xml:id="list6319021874321490636" text:style-name="L19">
                  <text:list-item>
                    <text:p text:style-name="P60"><text:span text:style-name="T20">Trabaja con </text:span><text:a xlink:type="simple" xlink:href="https://www.edu.xunta.es/fpadistancia/pluginfile.php/212062/mod_resource/mod/glossary/showentry.php?displayformat=dictionary&amp;concept=Documento%20bien%20formado%20%28DAW_LMSGI01%29" text:style-name="Internet_20_link" text:visited-style-name="Visited_20_Internet_20_Link"><text:span text:style-name="T19">documentos bien formados</text:span></text:a><text:span text:style-name="T20">, no exige que estén validados.</text:span></text:p>
                  </text:list-item>
                </text:list>
              </table:table-cell>
              <table:table-cell table:style-name="Táboa2.B3" office:value-type="string">
                <text:list xml:id="list4977582503530253476" text:style-name="L20">
                  <text:list-item>
                    <text:p text:style-name="P61"><text:span text:style-name="T20">Sólo trabaja con </text:span><text:a xlink:type="simple" xlink:href="https://www.edu.xunta.es/fpadistancia/pluginfile.php/212062/mod_resource/mod/glossary/showentry.php?displayformat=dictionary&amp;concept=Documento%20válido%20%28DAW_LMSGI01%29" text:style-name="Internet_20_link" text:visited-style-name="Visited_20_Internet_20_Link"><text:span text:style-name="T19">documentos válidos</text:span></text:a><text:span text:style-name="T20">.</text:span></text:p>
                  </text:list-item>
                </text:list>
              </table:table-cell>
            </table:table-row>
            <table:table-row table:style-name="Táboa2.2">
              <table:table-cell table:style-name="Táboa2.A4" office:value-type="string">
                <text:list xml:id="list6815330417131934499" text:style-name="L21">
                  <text:list-item>
                    <text:p text:style-name="P49">Facilita el desarrollo de aplicaciones de bajo coste.</text:p>
                  </text:list-item>
                </text:list>
              </table:table-cell>
              <table:table-cell table:style-name="Táboa2.B4" office:value-type="string">
                <text:list xml:id="list266306131532626025" text:style-name="L22">
                  <text:list-item>
                    <text:p text:style-name="P50">Su complejidad hace que las aplicaciones informáticas para procesar SGML sean muy costosas.</text:p>
                  </text:list-item>
                </text:list>
              </table:table-cell>
            </table:table-row>
            <table:table-row table:style-name="Táboa2.2">
              <table:table-cell table:style-name="Táboa2.A5" office:value-type="string">
                <text:list xml:id="list4915200195593033449" text:style-name="L23">
                  <text:list-item>
                    <text:p text:style-name="P51">Es muy utilizado en informática y en más áreas de aplicación.</text:p>
                  </text:list-item>
                </text:list>
              </table:table-cell>
              <table:table-cell table:style-name="Táboa2.B5" office:value-type="string">
                <text:list xml:id="list3450241342856393578" text:style-name="L24">
                  <text:list-item>
                    <text:p text:style-name="P52">Sólo se utiliza en sectores muy específicos.</text:p>
                  </text:list-item>
                </text:list>
              </table:table-cell>
            </table:table-row>
            <table:table-row table:style-name="Táboa2.2">
              <table:table-cell table:style-name="Táboa2.A6" office:value-type="string">
                <text:list xml:id="list5760875404551663573" text:style-name="L25">
                  <text:list-item>
                    <text:p text:style-name="P53">Compatibilidad e integración con HTML.</text:p>
                  </text:list-item>
                </text:list>
              </table:table-cell>
              <table:table-cell table:style-name="Táboa2.B6" office:value-type="string">
                <text:list xml:id="list8238695194389668749" text:style-name="L26">
                  <text:list-item>
                    <text:p text:style-name="P54">No hay una compatibilidad con HTML definida.</text:p>
                  </text:list-item>
                </text:list>
              </table:table-cell>
            </table:table-row>
            <table:table-row table:style-name="Táboa2.2">
              <table:table-cell table:style-name="Táboa2.A7" office:value-type="string">
                <text:list xml:id="list1053292528717522085" text:style-name="L27">
                  <text:list-item>
                    <text:p text:style-name="P55">Formateo y estilos fáciles de aplicar.</text:p>
                  </text:list-item>
                </text:list>
              </table:table-cell>
              <table:table-cell table:style-name="Táboa2.B7" office:value-type="string">
                <text:list xml:id="list4427460249486148189" text:style-name="L28">
                  <text:list-item>
                    <text:p text:style-name="P56">Formateo y estilos relativamente complejos.</text:p>
                  </text:list-item>
                </text:list>
              </table:table-cell>
            </table:table-row>
            <table:table-row table:style-name="Táboa2.2">
              <table:table-cell table:style-name="Táboa2.A8" office:value-type="string">
                <text:list xml:id="list8409624233524085325" text:style-name="L29">
                  <text:list-item>
                    <text:p text:style-name="P57">No usa etiquetas opcionales.</text:p>
                  </text:list-item>
                </text:list>
              </table:table-cell>
              <table:table-cell table:style-name="Táboa2.B8" office:value-type="string">
                <text:p text:style-name="P3"/>
              </table:table-cell>
            </table:table-row>
          </table:table>
        </text:section>
      </text:section>
      <text:p text:style-name="P24"/>
      <text:h text:style-name="P33" text:outline-level="2">3.- Etiquetas.</text:h>
      <text:section text:style-name="Sect1" text:name="id21">
        <text:section text:style-name="Sect1" text:name="ta21_73">
          <text:p text:style-name="P30">Los lenguajes de marcas utilizan una serie de etiquetas especiales intercaladas en un documento de texto sin formato. Dichas etiquetas serán posteriormente interpretadas por los intérpretes del lenguaje y ayudan al procesado del documento.</text:p>
          <text:p text:style-name="P26"><text:span text:style-name="T11">Las etiquetas </text:span><text:span text:style-name="Strong_20_Emphasis"><text:span text:style-name="T11">se escriben encerradas entre ángulos</text:span></text:span><text:span text:style-name="T11">, es decir &lt; y &gt;. Normalmente, </text:span><text:span text:style-name="Strong_20_Emphasis"><text:span text:style-name="T11">se utilizan dos etiquetas: una de inicio y otra de fin</text:span></text:span><text:span text:style-name="T11"> para indicar que ha terminado el efecto que queríamos presentar. La única diferencia entre ambas es que la de cierre lleva una barra inclinada "/" antes del código.</text:span></text:p>
          <text:p text:style-name="P28">&lt;etiqueta&gt;texto que sufrirá las consecuencias de la etiqueta&lt;/etiqueta&gt;</text:p>
        </text:section>
      </text:section>
      <text:section text:style-name="Sect1" text:name="id22">
        <text:section text:style-name="Sect1" text:name="taquesQuestion0b22">
          <text:p text:style-name="P3">Por ejemplo, en HTML</text:p>
          <text:p text:style-name="Standard"><text:span text:style-name="Source_20_Text"><text:span text:style-name="T13">&lt;u&gt;Esto está subrayado&lt;/u&gt;</text:span></text:span></text:p>
          <text:p text:style-name="P3">Al interpretarlo en un navegador se verá así:</text:p>
          <text:p text:style-name="P3">Esto está subrayado</text:p>
        </text:section>
      </text:section>
      <text:section text:style-name="Sect1" text:name="id23">
        <text:section text:style-name="Sect1" text:name="ta23_73">
          <text:p text:style-name="P26"><text:span text:style-name="T7">Las últimas especificaciones emitidas por el W3C indican la necesidad de que vayan escritas </text:span><text:span text:style-name="Strong_20_Emphasis"><text:span text:style-name="T7">siempre en minúsculas</text:span></text:span><text:span text:style-name="T7"> para considerar que el documento está correctamente creado.</text:span></text:p>
        </text:section>
      </text:section>
      <text:h text:style-name="P33" text:outline-level="2">4.- Herramientas de edición.</text:h>
      <text:section text:style-name="Sect1" text:name="id25">
        <text:section text:style-name="Sect1" text:name="ta25_73">
          <text:p text:style-name="P30">Para trabajar en XML es necesario editar los documentos y luego procesarlos, por tanto tenemos dos tipos de herramientas:</text:p>
          <text:list xml:id="list5373381370633453245" text:style-name="L30">
            <text:list-item>
              <text:p text:style-name="P81"><text:span text:style-name="Strong_20_Emphasis"><text:span text:style-name="T11">Editores XML</text:span></text:span></text:p>
              <text:p text:style-name="P81"><text:span text:style-name="T11">Una característica de los lenguajes de marcas es que se basan en la utilización de ficheros de </text:span><text:a xlink:type="simple" xlink:href="https://www.edu.xunta.es/fpadistancia/pluginfile.php/212062/mod_resource/mod/glossary/showentry.php?displayformat=dictionary&amp;concept=Texto%20plano%20%28DAW_LMSGI01%29" text:style-name="Internet_20_link" text:visited-style-name="Visited_20_Internet_20_Link"><text:span text:style-name="T17">texto plano</text:span></text:a><text:span text:style-name="T11"> por lo que basta utilizar un procesador de texto normal y corriente para construir un documento XML.</text:span></text:p>
              <text:p text:style-name="P72">Para crear documentos XML complejos e ir añadiendo datos es conveniente usar algún editor XML. Estos nos ayudan a crear estructuras y etiquetas de los elementos usados en los documentos, además algunos incluyen ayuda para la creación de otros elementos como DTD, hojas de estilo CSS o XSL, ... El W3C ha desarrollado un editor de HTML, XHTML, CSS y XML gratuito cuyo nombre es Amaya.</text:p>
            </text:list-item>
            <text:list-item>
              <text:p text:style-name="P81"><text:span text:style-name="Strong_20_Emphasis"><text:span text:style-name="T11">Procesadores XML</text:span></text:span></text:p>
              <text:p text:style-name="P72">Para interpretar el código XML se puede utilizar cualquier navegador. Los procesadores de XML permiten leer los documentos XML y acceder a su contenido y estructura. Un procesador es un conjunto de módulos de software entre los que se encuentra un parser o analizador de XML que comprueba que el documento cumple las normas establecidas para que pueda abrirse. Estas <text:soft-page-break/>normas pueden corresponderse con las necesarias para trabajar sólo con documentos de tipo válido o sólo exigir que el documento esté bien formado, primeros se conocen como validadores y los segundos como no validadores. El modo en que los procesadores deben leer los datos XML está descrito en la recomendación de XML establecida por W3C.</text:p>
              <text:p text:style-name="P72">Para publicar un documento XML en Internet se utilizan los procesadores XSLT, que permiten generar archivos HTML a partir de documentos XML.</text:p>
              <text:p text:style-name="P72">Puesto que XML se puede utilizar para el intercambio de datos entre aplicaciones, hay que recurrir a motores independientes que se ejecutan sin que nos demos cuenta. Entre estos destacan "XML para Java" de IBM, JAXP de Sun, etc</text:p>
            </text:list-item>
          </text:list>
        </text:section>
      </text:section>
      <text:h text:style-name="P33" text:outline-level="2">5.- XML: estructura y sintaxis.</text:h>
      <text:section text:style-name="Sect1" text:name="id28">
        <text:section text:style-name="Sect1" text:name="ta28_73">
          <text:p text:style-name="P10">El XML, o Lenguaje de Etiquetas Extendido, es lenguaje de etiquetas, creadas por el programador, que estructuran y guardan de forma ordenada la información. No representa datos por sí mismo, solamente organiza la estructura.</text:p>
          <text:p text:style-name="P10">El XML ahorra tiempos de desarrollo y proporciona ventajas, dotando a webs y a aplicaciones de una forma realmente potente de guardar la información. Además, se ha convertido en un formato universal que ha sido asimilado por todo tipo de sistemas operativos y dispositivos móviles.</text:p>
          <text:p text:style-name="P10">Al igual que en HTML un documento XML es un documento de texto, en este caso con extensión ".xml", compuesto de parejas de etiquetas, estructuradas en árbol, que describen una función en la organización del documento, que puede editarse con cualquier editor de texto y que es interpretado por los navegadores Web.</text:p>
          <text:p text:style-name="P10">Las características básicas de XML son:</text:p>
          <text:list xml:id="list7409847960420407035" text:style-name="L31">
            <text:list-item>
              <text:p text:style-name="P65">Dado que XML se concibió para trabajar en la Web, es directamente compatible con protocolos que ya funcionan, como HTTP y los URL.</text:p>
            </text:list-item>
            <text:list-item>
              <text:p text:style-name="P65">Todo documento que verifique las reglas de XML está conforme con SGML.</text:p>
            </text:list-item>
            <text:list-item>
              <text:p text:style-name="P65">No se requieren conocimientos de programación para realizar tareas sencillas en XML.</text:p>
            </text:list-item>
            <text:list-item>
              <text:p text:style-name="P65">Los documentos XML son fáciles de crear.</text:p>
            </text:list-item>
            <text:list-item>
              <text:p text:style-name="P65">La difusión de los documentos XML está asegurada ya que cualquier procesador de XML puede leer un documento de XML.</text:p>
            </text:list-item>
            <text:list-item>
              <text:p text:style-name="P65">El marcado de XML es legible para los humanos.</text:p>
            </text:list-item>
            <text:list-item>
              <text:p text:style-name="P65">El diseño XML es formal y conciso.</text:p>
            </text:list-item>
            <text:list-item>
              <text:p text:style-name="P65">XML es extensible, adaptable y aplicable a una gran variedad de situaciones.</text:p>
            </text:list-item>
            <text:list-item>
              <text:p text:style-name="P65">XML es orientado a objetos.</text:p>
            </text:list-item>
            <text:list-item>
              <text:p text:style-name="P65">Todo documento XML se compone exclusivamente de datos de marcado y datos carácter entremezclados.</text:p>
            </text:list-item>
          </text:list>
          <text:p text:style-name="P10">El proceso de creación de un documento XML pasa por varias etapas en las que el éxito de cada una de ellas se basa en la calidad de la anterior. Estas etapas son:</text:p>
          <text:list xml:id="list8126570421086581553" text:style-name="L32">
            <text:list-item>
              <text:p text:style-name="P58">Especificación de requisitos.</text:p>
            </text:list-item>
            <text:list-item>
              <text:p text:style-name="P58">Diseño de etiquetas.</text:p>
            </text:list-item>
            <text:list-item>
              <text:p text:style-name="P58">Marcado de los documentos.</text:p>
            </text:list-item>
          </text:list>
          <text:p text:style-name="P10"><text:soft-page-break/>El marcado en XML son etiquetas que se añaden a un texto para estructurar el contenido del documento. Esta información extra permite a los ordenadores "interpretar" los textos. El marcado es todo lo que se sitúa entre los caracteres "&lt;" y "&gt;" o "&amp;" y ";"</text:p>
          <text:p text:style-name="P10">Los datos carácter son los que forman la verdadera información del documento XML.</text:p>
          <text:p text:style-name="P10">El marcado puede ser tan rico como se quiera. Puede ser interesante detectar necesidades futuras y crear documentos con una estructura fácilmente actualizables.</text:p>
          <text:p text:style-name="P10">Los documentos XML pueden tener comentarios, que no son interpretados por el interprete XML. Estos se incluyen entre las cadenas "&lt;!-" y "--&gt;", pueden estar en cualquier posición en el documento salvo:</text:p>
          <text:list xml:id="list6265132499462320898" text:style-name="L33">
            <text:list-item>
              <text:p text:style-name="P66">Antes del prólogo.</text:p>
            </text:list-item>
            <text:list-item>
              <text:p text:style-name="P66">Dentro de una etiqueta.</text:p>
            </text:list-item>
          </text:list>
          <text:p text:style-name="P10">Los documentos XML pueden estar formados por una parte opcional llamada prólogo y otra parte obligatoria llamada ejemplar.</text:p>
        </text:section>
      </text:section>
      <text:p text:style-name="P17">5.1.- El prólogo.</text:p>
      <text:section text:style-name="Sect1" text:name="id29">
        <text:section text:style-name="Sect1" text:name="ta29_73">
          <text:p text:style-name="P26"><text:span text:style-name="T7">Si se incluye, el prólogo </text:span><text:span text:style-name="Strong_20_Emphasis"><text:span text:style-name="T7">debe preceder al ejemplar del documento</text:span></text:span><text:span text:style-name="T7">. Su inclusión facilita el procesado de la información del ejemplar. El prólogo está dividido en dos partes:</text:span></text:p>
          <text:list xml:id="list2411149237219714830" text:style-name="L34">
            <text:list-item>
              <text:p text:style-name="P82"><text:span text:style-name="Strong_20_Emphasis"><text:span text:style-name="T11">La declaración XML</text:span></text:span><text:span text:style-name="T11">: En el caso de incluirse ha de ser la primera línea del documento, de no ser así se genera un error que impide que el documento sea procesado.</text:span></text:p>
              <text:p text:style-name="P73">El hecho de que sea opcional permite el procesamiento de documentos HTML y SGML como si fueran XML, si fuera obligatoria éstos deberían incluir una declaración de versión XML que no tienen.</text:p>
              <text:p text:style-name="P73">El prólogo puede tener tres funciones:</text:p>
              <text:list>
                <text:list-item>
                  <text:p text:style-name="P82"><text:span text:style-name="Emphasis"><text:span text:style-name="T11">Declaración la versión de XML usada para elaborar el documento.</text:span></text:span></text:p>
                  <text:p text:style-name="P73">Para ello se utiliza la etiqueta:</text:p>
                  <text:p text:style-name="P76">&lt;?xml versión= “1.0” ?&gt;</text:p>
                  <text:p text:style-name="P73">En este caso indica que el documento fue creado para la versión 1.0 de XML.</text:p>
                </text:list-item>
                <text:list-item>
                  <text:p text:style-name="P82"><text:span text:style-name="Emphasis"><text:span text:style-name="T11">Declaración de la codificación empleada para representar los caracteres.</text:span></text:span></text:p>
                  <text:p text:style-name="P73">Determina el conjunto de caracteres que se utiliza en el documento. Para ello se escribe:</text:p>
                  <text:p text:style-name="P76">&lt;?xml versión= “1.0” encoding=”iso-8859-1” ?&gt;</text:p>
                  <text:p text:style-name="P73">En este caso se usa el código iso-8859-1 (Latin-1) que permite el uso de acentos o caracteres como la ñ.</text:p>
                  <text:p text:style-name="P73"/>
                  <text:p text:style-name="P73"/>
                  <text:p text:style-name="P73"/>
                  <text:p text:style-name="P73">Los códigos más importantes son:</text:p>
                </text:list-item>
              </text:list>
            </text:list-item>
          </text:list>
          <text:p text:style-name="P31"/>
          <table:table table:name="Táboa3" table:style-name="Táboa3">
            <table:table-column table:style-name="Táboa3.A"/>
            <table:table-column table:style-name="Táboa3.B"/>
            <table:table-header-rows>
              <table:table-row>
                <table:table-cell table:style-name="Táboa3.A1" office:value-type="string">
                  <text:p text:style-name="P36">Estándar ISO</text:p>
                </table:table-cell>
                <table:table-cell table:style-name="Táboa3.A1" office:value-type="string">
                  <text:p text:style-name="P36">Código de país</text:p>
                </table:table-cell>
              </table:table-row>
            </table:table-header-rows>
            <table:table-row table:style-name="Táboa3.2">
              <table:table-cell table:style-name="Táboa3.A2" office:value-type="string">
                <text:p text:style-name="Table_20_Contents"><text:span text:style-name="T20">UTF-8 (</text:span><text:a xlink:type="simple" xlink:href="https://www.edu.xunta.es/fpadistancia/pluginfile.php/212062/mod_resource/mod/glossary/showentry.php?displayformat=dictionary&amp;concept=UNICODE%20%28DAW_LMSGI01%29" text:style-name="Internet_20_link" text:visited-style-name="Visited_20_Internet_20_Link"><text:span text:style-name="T19">Unicode</text:span></text:a><text:span text:style-name="T20">)</text:span></text:p>
              </table:table-cell>
              <table:table-cell table:style-name="Táboa3.B2" office:value-type="string">
                <text:p text:style-name="P35">Conjunto de caracteres universal</text:p>
              </table:table-cell>
            </table:table-row>
            <table:table-row table:style-name="Táboa3.2">
              <table:table-cell table:style-name="Táboa3.A3" office:value-type="string">
                <text:p text:style-name="P35">ISO -8859-1 (Latin-1)</text:p>
              </table:table-cell>
              <table:table-cell table:style-name="Táboa3.B3" office:value-type="string">
                <text:p text:style-name="P35">Europa occidental, Latinoamérica</text:p>
              </table:table-cell>
            </table:table-row>
            <table:table-row table:style-name="Táboa3.2">
              <table:table-cell table:style-name="Táboa3.A4" office:value-type="string">
                <text:p text:style-name="P35">ISO -8859-2 (Latin-2)</text:p>
              </table:table-cell>
              <table:table-cell table:style-name="Táboa3.B4" office:value-type="string">
                <text:p text:style-name="P35">Europa central y oriental</text:p>
              </table:table-cell>
            </table:table-row>
            <table:table-row table:style-name="Táboa3.2">
              <table:table-cell table:style-name="Táboa3.A5" office:value-type="string">
                <text:p text:style-name="P35">ISO -8859-3 (Latin-3)</text:p>
              </table:table-cell>
              <table:table-cell table:style-name="Táboa3.B5" office:value-type="string">
                <text:p text:style-name="P35">Sudoeste de Europa</text:p>
              </table:table-cell>
            </table:table-row>
            <table:table-row table:style-name="Táboa3.2">
              <table:table-cell table:style-name="Táboa3.A6" office:value-type="string">
                <text:p text:style-name="P35">ISO -8859-4 (Latin-4)</text:p>
              </table:table-cell>
              <table:table-cell table:style-name="Táboa3.B6" office:value-type="string">
                <text:p text:style-name="P35">Países Escandinavos, Bálticos</text:p>
              </table:table-cell>
            </table:table-row>
            <table:table-row table:style-name="Táboa3.2">
              <table:table-cell table:style-name="Táboa3.A7" office:value-type="string">
                <text:p text:style-name="P35">ISO -8859-5</text:p>
              </table:table-cell>
              <table:table-cell table:style-name="Táboa3.B7" office:value-type="string">
                <text:p text:style-name="P35">Cirílico</text:p>
              </table:table-cell>
            </table:table-row>
            <text:soft-page-break/>
            <table:table-row table:style-name="Táboa3.2">
              <table:table-cell table:style-name="Táboa3.A8" office:value-type="string">
                <text:p text:style-name="P35">ISO -8859-6</text:p>
              </table:table-cell>
              <table:table-cell table:style-name="Táboa3.B8" office:value-type="string">
                <text:p text:style-name="P35">Árabe</text:p>
              </table:table-cell>
            </table:table-row>
            <table:table-row table:style-name="Táboa3.2">
              <table:table-cell table:style-name="Táboa3.A9" office:value-type="string">
                <text:p text:style-name="P35">ISO -8859-7</text:p>
              </table:table-cell>
              <table:table-cell table:style-name="Táboa3.B9" office:value-type="string">
                <text:p text:style-name="P35">Griego</text:p>
              </table:table-cell>
            </table:table-row>
            <table:table-row table:style-name="Táboa3.2">
              <table:table-cell table:style-name="Táboa3.A10" office:value-type="string">
                <text:p text:style-name="P35">ISO -8859-8</text:p>
              </table:table-cell>
              <table:table-cell table:style-name="Táboa3.B10" office:value-type="string">
                <text:p text:style-name="P35">Hebreo</text:p>
              </table:table-cell>
            </table:table-row>
            <table:table-row table:style-name="Táboa3.2">
              <table:table-cell table:style-name="Táboa3.A11" office:value-type="string">
                <text:p text:style-name="P35">ISO -8859-9</text:p>
              </table:table-cell>
              <table:table-cell table:style-name="Táboa3.B11" office:value-type="string">
                <text:list xml:id="list5047846323259008803" text:style-name="L35">
                  <text:list-header>
                    <text:p text:style-name="P62">Turco</text:p>
                  </text:list-header>
                </text:list>
              </table:table-cell>
            </table:table-row>
            <table:table-row table:style-name="Táboa3.2">
              <table:table-cell table:style-name="Táboa3.A12" office:value-type="string">
                <text:p text:style-name="P35">ISO-8859-10</text:p>
              </table:table-cell>
              <table:table-cell table:style-name="Táboa3.B12" office:value-type="string">
                <text:p text:style-name="P35">Lapón. Nórdico, esquimal</text:p>
              </table:table-cell>
            </table:table-row>
            <table:table-row table:style-name="Táboa3.2">
              <table:table-cell table:style-name="Táboa3.A13" office:value-type="string">
                <text:p text:style-name="P35">EUC-JP oder Shitf_JIS</text:p>
              </table:table-cell>
              <table:table-cell table:style-name="Táboa3.B13" office:value-type="string">
                <text:p text:style-name="P35">Japonés</text:p>
              </table:table-cell>
            </table:table-row>
          </table:table>
          <text:list xml:id="list200651832494880" text:continue-list="list2411149237219714830" text:style-name="L34">
            <text:list-item>
              <text:list>
                <text:list-header>
                  <text:p text:style-name="P77"> </text:p>
                </text:list-header>
                <text:list-item>
                  <text:p text:style-name="P82"><text:span text:style-name="Emphasis"><text:span text:style-name="T11">Declaración de la autonomía del documento.</text:span></text:span></text:p>
                  <text:p text:style-name="P73">Informa de si el documento necesita de otro para su interpretación. Para declararlo hay que definir el prólogo completo:</text:p>
                  <text:p text:style-name="P76">&lt;?xml versión= “1.0” encoding=”iso-8859-1” standalone=”no” ?&gt;</text:p>
                  <text:p text:style-name="P73">En este caso, el documento es independiente, de no ser así el atributo standalone hubiese tomado el valor "yes".</text:p>
                </text:list-item>
              </text:list>
            </text:list-item>
            <text:list-item>
              <text:p text:style-name="P82"><text:span text:style-name="Strong_20_Emphasis"><text:span text:style-name="T11">La declaración del tipo de documento</text:span></text:span><text:span text:style-name="T11">, define qué tipo de documento estamos creando para ser procesado correctamente. Toda declaración de tipo de documento comienza por la cadena:</text:span></text:p>
              <text:p text:style-name="P76">&lt;!DOCTYPE Nombre_tipo ...&gt;</text:p>
            </text:list-item>
          </text:list>
        </text:section>
      </text:section>
      <text:p text:style-name="P17">5.2.- El ejemplar. Los elementos.</text:p>
      <text:section text:style-name="Sect1" text:name="id30">
        <text:section text:style-name="Sect1" text:name="ta30_73">
          <text:p text:style-name="P26"><text:span text:style-name="T7">Es la parte más importante de un documento XML, ya que </text:span><text:span text:style-name="Strong_20_Emphasis"><text:span text:style-name="T7">contiene los datos reales del documento</text:span></text:span><text:span text:style-name="T7">. Está formado por elementos anidados.</text:span></text:p>
          <text:p text:style-name="P27">Los elementos son los distintos bloques de información que permiten definir la estructura de un documento XML. Está, delimitados por una etiqueta de apertura y una etiqueta de cierre. A su vez los elementos pueden estar formados por otros elementos y/o por atributos.</text:p>
        </text:section>
      </text:section>
      <text:section text:style-name="Sect1" text:name="id31">
        <text:section text:style-name="Sect1" text:name="taquesQuestion0b31">
          <text:p text:style-name="P5">Sea el siguiente código XML</text:p>
          <text:p text:style-name="Standard"><text:span text:style-name="Source_20_Text"><text:span text:style-name="T22">&lt;?xml version="1.0" encoding="iso-8859-1"?&gt;</text:span></text:span></text:p>
          <text:p text:style-name="Standard"><text:span text:style-name="Source_20_Text"><text:span text:style-name="T22">&lt;!DOCTYPE libro&gt;</text:span></text:span></text:p>
          <text:p text:style-name="Standard"><text:span text:style-name="Source_20_Text"><text:span text:style-name="T22">&lt;libro&gt;</text:span></text:span></text:p>
          <text:p text:style-name="Standard"><text:span text:style-name="Source_20_Text"><text:span text:style-name="T22"><text:s text:c="4"/>&lt;titulo&gt;XML practico &lt;/titulo&gt;</text:span></text:span></text:p>
          <text:p text:style-name="Standard"><text:span text:style-name="Source_20_Text"><text:span text:style-name="T22"><text:s text:c="4"/>&lt;autor&gt;Sebastien Lecomte&lt;/autor&gt;</text:span></text:span></text:p>
          <text:p text:style-name="Standard"><text:span text:style-name="Source_20_Text"><text:span text:style-name="T22"><text:s text:c="4"/>&lt;autor&gt;Thierry Boulanger&lt;/autor&gt;</text:span></text:span></text:p>
          <text:p text:style-name="Standard"><text:span text:style-name="Source_20_Text"><text:span text:style-name="T22"><text:s text:c="4"/>&lt;editorial&gt;Ediciones Eni&lt;/editorial&gt;</text:span></text:span></text:p>
          <text:p text:style-name="Standard"><text:span text:style-name="Source_20_Text"><text:span text:style-name="T22"><text:s text:c="4"/>&lt;isbn&gt;978-2-7460-4958-1&lt;/isbn&gt;</text:span></text:span></text:p>
          <text:p text:style-name="Standard"><text:span text:style-name="Source_20_Text"><text:span text:style-name="T22"><text:s text:c="4"/>&lt;edicion&gt;1&lt;/edicion&gt;</text:span></text:span></text:p>
          <text:p text:style-name="Standard"><text:span text:style-name="Source_20_Text"><text:span text:style-name="T22"><text:s text:c="4"/>&lt;paginas&gt;347&lt;/paginas&gt; </text:span></text:span></text:p>
          <text:p text:style-name="Standard"><text:span text:style-name="Source_20_Text"><text:span text:style-name="T22">&lt;libro&gt;</text:span></text:span></text:p>
          <text:p text:style-name="P5"><text:line-break/>El ejemplar es el elemento &lt;libro&gt;, que a su vez está compuesto de los elementos &lt;autor&gt;, &lt;editorial&gt;, &lt;isbn&gt;, &lt;edicion&gt; y &lt;paginas&gt;.</text:p>
        </text:section>
      </text:section>
      <text:section text:style-name="Sect1" text:name="id32">
        <text:p text:style-name="P23"/>
        <text:section text:style-name="Sect1" text:name="ta32_73">
          <text:p text:style-name="P26"><text:span text:style-name="T7">En realidad, </text:span><text:span text:style-name="Strong_20_Emphasis"><text:span text:style-name="T7">el ejemplar es el elemento raíz de </text:span></text:span><text:span text:style-name="T7">un documento XML. </text:span><text:span text:style-name="Strong_20_Emphasis"><text:span text:style-name="T7">Todos los datos</text:span></text:span><text:span text:style-name="T7"> de un documento XML </text:span><text:span text:style-name="Strong_20_Emphasis"><text:span text:style-name="T7">han de pertenecer a un elemento</text:span></text:span><text:span text:style-name="T7"> del mismo.</text:span></text:p>
          <text:p text:style-name="P27">Los nombres de las etiquetas han de ser autodescriptivos, lo que facilita el trabajo que se hace con ellas.</text:p>
          <text:p text:style-name="P27">La formación de elementos ha de cumplir ciertas normas para que queden perfectamente definidos y que el documento XML al que pertenecen pueda ser interpretado por los procesadores XML sin generar ningún error fatal. Dichas reglas son:</text:p>
          <text:list xml:id="list200652777502720" text:continue-list="list5047846323259008803" text:style-name="L35">
            <text:list-item>
              <text:p text:style-name="P74">En todo documento XML debe existir un elemento raíz, y sólo uno.</text:p>
            </text:list-item>
            <text:list-item>
              <text:p text:style-name="P74">Todos los elementos tienen una etiqueta de inicio y otra de cierre. En el caso de que en el documento existan elementos vacíos, se pueden sustituir las etiquetas de inicio y cierre por una de elemento vacío. Ésta se construye como la etiqueta de inicio, pero sustituyendo el carácter "&gt;" por "/&gt;. Es decir, &lt;elemento&gt;&lt;/elemento&gt; puede sustituirse por: &lt;elemento/&gt;</text:p>
            </text:list-item>
            <text:list-item>
              <text:p text:style-name="P74"><text:soft-page-break/>Al anidar elementos hay que tener en cuenta que no puede cerrarse un elemento que contenga algún otro elemento que aún no se haya cerrado.</text:p>
            </text:list-item>
            <text:list-item>
              <text:p text:style-name="P74">Los nombres de las etiquetas de inicio y de cierre de un mismo elemento han de ser idénticos, respetando las mayúsculas y minúsculas. Pueden ser cualquier cadena alfanumérica que no contenga espacios y no comience ni por el carácter dos puntos, ":", ni por la cadena "xml" ni ninguna de sus versiones en que se cambien mayúsculas y minúsculas ("XML", "XmL", "xML",...).</text:p>
            </text:list-item>
            <text:list-item>
              <text:p text:style-name="P74">El contenido de los elementos no puede contener la cadena "]]&gt;" por compatibilidad con SGML. Además no se pueden utilizar directamente los caracteres mayor que, &gt;, menor que, &lt;, ampersand, &amp;, dobles comillas, ", y apostrofe, ‘. En el caso de tener que utilizar estos caracteres se sustituyen por las siguientes cadenas:</text:p>
            </text:list-item>
          </text:list>
          <text:p text:style-name="P10"> <text:span text:style-name="T10">Para utilizar caracteres especiales, como £, ©, ®,... hay que usar las expresiones &amp;#D; o &amp;#H; donde D y H se corresponden respectivamente con el número decimal o hexadecimal correspondiente al carácter que se quiere representar en el código UNICODE. Por ejemplo, para incluir el carácter de Euro, €, se usarían las cadenas &amp;#8364; o &amp;#x20AC;</text:span></text:p>
        </text:section>
      </text:section>
      <text:h text:style-name="Heading_20_5" text:outline-level="5">5.2.1.- Atributos.</text:h>
      <text:section text:style-name="Sect1" text:name="id35">
        <text:section text:style-name="Sect1" text:name="ta35_73">
          <text:p text:style-name="P30">Permiten añadir propiedades a los elementos de un documento. Los atributos no pueden organizarse en ninguna jerarquía, no pueden contener ningún otro elemento o atributo y no reflejan ninguna estructura lógica.</text:p>
          <text:p text:style-name="P27">No se debe utilizar un atributo para contener información susceptible de ser dividido.</text:p>
        </text:section>
      </text:section>
      <text:section text:style-name="Sect1" text:name="id36">
        <text:section text:style-name="Sect1" text:name="ta36_67">
          <text:p text:style-name="P5">Dado el siguiente código XML:</text:p>
          <text:p text:style-name="Standard"><text:span text:style-name="Source_20_Text"><text:span text:style-name="T22">&lt;?xml version="1.0" encoding="iso-8859-1" standalone="yes" ?</text:span></text:span></text:p>
          <text:p text:style-name="Standard"><text:span text:style-name="Source_20_Text"><text:span text:style-name="T22">&lt;!DOCTYPE biblioteca &gt;</text:span></text:span></text:p>
          <text:p text:style-name="Standard"><text:span text:style-name="Source_20_Text"><text:span text:style-name="T22">&lt;biblioteca&gt;</text:span></text:span></text:p>
          <text:p text:style-name="Standard"><text:span text:style-name="Source_20_Text"><text:span text:style-name="T22"><text:s text:c="4"/>&lt;ejemplar tipo_ejem="libro" titulo="XML práctico" editorial="Ediciones Eni"&gt;</text:span></text:span></text:p>
          <text:p text:style-name="Standard"><text:span text:style-name="Source_20_Text"><text:span text:style-name="T22"><text:s text:c="8"/>&lt;tipo&gt; &lt;libro isbn="978-2-7460-4958-1" edicion="1" paginas="347"&gt;&lt;/libro&gt; &lt;/tipo&gt;</text:span></text:span></text:p>
          <text:p text:style-name="Standard"><text:span text:style-name="Source_20_Text"><text:span text:style-name="T22"><text:s text:c="8"/>&lt;autor nombre="Sebastien Lecomte"&gt;&lt;/autor&gt;</text:span></text:span></text:p>
          <text:p text:style-name="Standard"><text:span text:style-name="Source_20_Text"><text:span text:style-name="T22"><text:s text:c="8"/>&lt;autor nombre="Thierry Boulanger"&gt;&lt;/autor&gt;</text:span></text:span></text:p>
          <text:p text:style-name="Standard"><text:span text:style-name="Source_20_Text"><text:span text:style-name="T22"><text:s text:c="8"/>&lt;autor nombre="Angel Belinchon Calleja" funcion="traductor"&gt;&lt;/autor&gt;</text:span></text:span></text:p>
          <text:p text:style-name="Standard"><text:span text:style-name="Source_20_Text"><text:span text:style-name="T22"><text:s text:c="8"/>&lt;prestado lector="Pepito Grillo"&gt;</text:span></text:span></text:p>
          <text:p text:style-name="Standard"><text:span text:style-name="Source_20_Text"><text:span text:style-name="T22"><text:s text:c="12"/>&lt;fecha_pres dia="13" mes="mar" año="2009"&gt;&lt;/fecha_pres&gt;</text:span></text:span></text:p>
          <text:p text:style-name="Standard"><text:span text:style-name="Source_20_Text"><text:span text:style-name="T22"><text:s text:c="12"/>&lt;fecha_devol dia="21" mes="jun" año="2009"&gt;&lt;/fecha_devol&gt; </text:span></text:span></text:p>
          <text:p text:style-name="Standard"><text:span text:style-name="Source_20_Text"><text:span text:style-name="T22"><text:s text:c="8"/>&lt;/prestado&gt;</text:span></text:span></text:p>
          <text:p text:style-name="Standard"><text:span text:style-name="Source_20_Text"><text:span text:style-name="T22"><text:s text:c="4"/>&lt;/ejemplar&gt; </text:span></text:span></text:p>
          <text:p text:style-name="Standard"><text:span text:style-name="Source_20_Text"><text:span text:style-name="T22">&lt;/biblioteca&gt;</text:span></text:span></text:p>
          <text:p text:style-name="P9"/>
        </text:section>
      </text:section>
      <text:section text:style-name="Sect1" text:name="id37">
        <text:section text:style-name="Sect1" text:name="ta37_73">
          <text:p text:style-name="P30">Como se observa en el ejemplo, los atributos se definen y dan valor dentro de una etiqueta de inicio o de elemento vacio, a continuación del nombre del elemento o de la definición de otro atributo siempre separado de ellos por un espacio. Los valores del atributo van precedidos de un igual que sigue al nombre del mismo y tienen que definirse entre comillas simples o dobles.</text:p>
          <text:p text:style-name="P27">Los nombres de los atributos han de cumplir las mismas reglas que los de los elementos, y no pueden contener el carácter menor que, &lt;.</text:p>
        </text:section>
      </text:section>
      <text:h text:style-name="P33" text:outline-level="2">6.- Documentos XML bien formados.</text:h>
      <text:section text:style-name="Sect1" text:name="id39">
        <text:section text:style-name="Sect1" text:name="ta39_73">
          <text:p text:style-name="P30">Todos los documentos XML deben verificar las reglas sintácticas que define la recomendación del W3C para el estándar XML. Esas normas básicas son:</text:p>
          <text:list xml:id="list8830917838439085783" text:style-name="L36">
            <text:list-item>
              <text:p text:style-name="P75">El documento ha de tener definido un prólogo con la declaración xml completa.</text:p>
            </text:list-item>
            <text:list-item>
              <text:p text:style-name="P75">Existe un único elemento raíz para cada documento: es un solo elemento en el que todos los demás elementos y contenidos se encuentran anidados.</text:p>
            </text:list-item>
            <text:list-item>
              <text:p text:style-name="P75">Hay que cumplir las reglas sintácticas del lenguaje XML para definir los distintos elementos y atributos del documento</text:p>
            </text:list-item>
          </text:list>
        </text:section>
      </text:section>
      <text:h text:style-name="P34" text:outline-level="2"><text:soft-page-break/>7.- Utilización de espacios de nombres en XML.</text:h>
      <text:section text:style-name="Sect1" text:name="id41">
        <text:section text:style-name="Sect1" text:name="ta41_73">
          <text:p text:style-name="P29">Permiten definir la pertenencia de los elementos y los atributos de un documento XML al contexto de un vocabulario XML. De este modo se resuelven las ambigüedades que se pueden producir al juntar dos documentos distintos, de dos autores diferentes, que han utilizado el mismo nombre de etiqueta para representar cosas distintas.</text:p>
          <text:p text:style-name="P25"><text:span text:style-name="T8">Los espacios de nombres también conocidos como name spaces, permiten dar un nombre único a cada elemento, indexándolos según el nombre del vocabulario adecuado además están asociados a un </text:span><text:a xlink:type="simple" xlink:href="https://www.edu.xunta.es/fpadistancia/pluginfile.php/212062/mod_resource/mod/glossary/showentry.php?displayformat=dictionary&amp;concept=URI%20%28DAW_LMSGI01%29" text:style-name="Internet_20_link" text:visited-style-name="Visited_20_Internet_20_Link"><text:span text:style-name="T19">URI</text:span></text:a><text:span text:style-name="T8"> que los identifica de forma única.</text:span></text:p>
          <text:p text:style-name="P32">En el documento, las etiquetas ambiguas se sustituyen por otras en las que el nombre del elemento está precedido de un prefijo, que determina el contexto al que pertenece la etiqueta, seguido de dos puntos, :. Esto es:<text:tab/><text:span text:style-name="T24">&lt;prefijo:nombre_etiqueta&gt;&lt;/prefijo:nombre_etiqueta&gt;</text:span></text:p>
          <text:p text:style-name="P32">Esta etiqueta se denomina "nombre cualificado". Al definir el prefijo hay que tener en cuenta que no se pueden utilizar espacios ni caracteres espaciales y que no puede comenzar por un digito.</text:p>
          <text:p text:style-name="P29"><text:span text:style-name="T18">Antes de poder utilizar un prefijo de un espacio de nombres, para resolver la ambigüedad de dos o más etiquetas, es necesario declarar el espacio de nombres, es decir, asociar un índice con el URI asignado al espacio de nombres, mediante un atributo especial xmlns. Esto se hace entre el prólogo y el ejemplar de un documento XML y su sintaxis es: </text:span><text:span text:style-name="T23">&lt;conexion&gt;://&lt;direccionservidor&gt;/&lt;apartado1&gt;/&lt;apartado2&gt;/.</text:span></text:p>
        </text:section>
      </text:section>
      <text:section text:style-name="Sect1" text:name="id42">
        <text:section text:style-name="Sect1" text:name="ta42_67">
          <text:p text:style-name="P6">Sean los documentos XML que organizan la información sobre los profesores y los alumnos del DAW respectivamente:</text:p>
          <text:p text:style-name="Standard"><text:span text:style-name="Source_20_Text"><text:span text:style-name="T22">&lt;?xml version="1.0" encoding="iso-8859-1" standalone="yes"</text:span></text:span></text:p>
          <text:p text:style-name="Standard"><text:span text:style-name="Source_20_Text"><text:span text:style-name="T22">&lt;!DOCTYPE alumnos&gt;</text:span></text:span></text:p>
          <text:p text:style-name="Standard"><text:span text:style-name="Source_20_Text"><text:span text:style-name="T22">&lt;alumnos&gt;</text:span></text:span></text:p>
          <text:p text:style-name="Standard"><text:span text:style-name="Source_20_Text"><text:span text:style-name="T22"><text:s text:c="4"/>&lt;nombre&gt;Fernando Fernández González&lt;/nombre&gt;</text:span></text:span></text:p>
          <text:p text:style-name="Standard"><text:span text:style-name="Source_20_Text"><text:span text:style-name="T22"><text:s text:c="4"/>&lt;nombre&gt;Isabel González Fernández&lt;/nombre&gt;</text:span></text:span></text:p>
          <text:p text:style-name="Standard"><text:span text:style-name="Source_20_Text"><text:span text:style-name="T22"><text:s text:c="4"/>&lt;nombre&gt;Ricardo Martínez López&lt;/nombre&gt;</text:span></text:span></text:p>
          <text:p text:style-name="Standard"><text:span text:style-name="Source_20_Text"><text:span text:style-name="T22">&lt;/alumnos&gt;</text:span></text:span></text:p>
          <text:p text:style-name="P9"> </text:p>
          <text:p text:style-name="Standard"><text:span text:style-name="Source_20_Text"><text:span text:style-name="T22">&lt;?xml version="1.0" encoding="iso-8859-1" standalone="yes" ?&gt;</text:span></text:span></text:p>
          <text:p text:style-name="Standard"><text:span text:style-name="Source_20_Text"><text:span text:style-name="T22">&lt;!DOCTYPE profesores&gt;</text:span></text:span></text:p>
          <text:p text:style-name="Standard"><text:span text:style-name="Source_20_Text"><text:span text:style-name="T22">&lt;profesores&gt;</text:span></text:span></text:p>
          <text:p text:style-name="Standard"><text:span text:style-name="Source_20_Text"><text:span text:style-name="T22"><text:s text:c="4"/>&lt;nombre&gt;Pilar Ruiz Pérez&lt;/nombre&gt;</text:span></text:span></text:p>
          <text:p text:style-name="Standard"><text:span text:style-name="Source_20_Text"><text:span text:style-name="T22"><text:s text:c="4"/>&lt;nombre&gt;Tomás Rodríguez Hernández&lt;/nombre&gt;</text:span></text:span></text:p>
          <text:p text:style-name="Standard"><text:span text:style-name="Source_20_Text"><text:span text:style-name="T22">&lt;/profesores&gt; </text:span></text:span></text:p>
          <text:p text:style-name="P9">Al hacer un documento sobre los miembros del curso DAW no se distinguirían los profesores de los alumnos, para resolverlo definiremos un espacio de nombres para cada contexto:</text:p>
          <text:p text:style-name="Standard"><text:span text:style-name="Source_20_Text"><text:span text:style-name="T22">&lt;?xml version="1.0" encoding="iso-8859-1" standalone="yes" ?&gt;</text:span></text:span></text:p>
          <text:p text:style-name="Standard"><text:span text:style-name="Source_20_Text"><text:span text:style-name="T22">&lt;!DOCTYPE miembros&gt;</text:span></text:span></text:p>
          <text:p text:style-name="Standard"><text:span text:style-name="Source_20_Text"><text:span text:style-name="T22">&lt;alumnos xlmns:alumnos=”http://DAW/alumnos”&gt;</text:span></text:span></text:p>
          <text:p text:style-name="Standard"><text:span text:style-name="Source_20_Text"><text:span text:style-name="T22">&lt;profesores xlmns:profesores=”http://DAW/profesores”&gt;</text:span></text:span></text:p>
          <text:p text:style-name="Standard"><text:span text:style-name="Source_20_Text"><text:span text:style-name="T22">&lt;asistentes&gt;</text:span></text:span></text:p>
          <text:p text:style-name="Standard"><text:span text:style-name="Source_20_Text"><text:span text:style-name="T22"><text:s text:c="4"/>&lt;alumnos:nombre&gt;Fernando Fernández González&lt;/alumnos:nombre&gt;</text:span></text:span></text:p>
          <text:p text:style-name="Standard"><text:span text:style-name="Source_20_Text"><text:span text:style-name="T22"><text:s text:c="4"/>&lt;alumnos:nombre&gt;Isabel González Fernández&lt;/alumnos:nombre&gt;</text:span></text:span></text:p>
          <text:p text:style-name="Standard"><text:span text:style-name="Source_20_Text"><text:span text:style-name="T22"><text:s text:c="4"/>&lt;alumnos:nombre&gt;Ricardo Martínez López&lt;/alumnos:nombre&gt;</text:span></text:span></text:p>
          <text:p text:style-name="Standard"><text:span text:style-name="Source_20_Text"><text:span text:style-name="T22"><text:s text:c="4"/>&lt;profesores:nombre&gt;Pilar Ruiz Pérez&lt;/profesores:nombre&gt;</text:span></text:span></text:p>
          <text:p text:style-name="Standard"><text:span text:style-name="Source_20_Text"><text:span text:style-name="T22"><text:s text:c="4"/>&lt;profesores:nombre&gt;Tomás Rodríguez Hernández&lt;/profesores:nombre&gt; </text:span></text:span></text:p>
          <text:p text:style-name="Standard"><text:span text:style-name="Source_20_Text"><text:span text:style-name="T22">&lt;/asistentes&gt;</text:span></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FreeSans2"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acronym"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loext:contextual-spacing="false"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2" style:family="paragraph" style:parent-style-name="Text_20_body">
      <style:paragraph-properties fo:margin-top="0cm" fo:margin-bottom="0cm" loext:contextual-spacing="false" fo:text-align="end" style:justify-single-word="false"/>
      <style:text-properties style:font-name="Liberation Sans" fo:font-size="9pt" style:font-size-asian="9pt" style:font-size-complex="9pt"/>
    </style:style>
    <style:style style:name="MP3" style:family="paragraph">
      <style:paragraph-properties fo:text-align="center"/>
    </style:style>
    <style:style style:name="MP4"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5" style:family="paragraph" style:parent-style-name="Text_20_body">
      <style:paragraph-properties fo:text-align="end" style:justify-single-word="false"/>
      <style:text-properties style:font-name="Liberation Sans" fo:font-size="10pt" fo:font-weight="bold" officeooo:rsid="001b2fe9" style:font-size-asian="10pt" style:font-weight-asian="bold" style:font-size-complex="10pt" style:font-weight-complex="bold"/>
    </style:style>
    <style:style style:name="MP6" style:family="paragraph" style:parent-style-name="Footer">
      <style:paragraph-properties fo:text-align="end" style:justify-single-word="false"/>
      <style:text-properties fo:font-size="9pt" officeooo:paragraph-rsid="000d4354" style:font-size-asian="9pt" style:font-size-complex="9pt"/>
    </style:style>
    <style:style style:name="MP7" style:family="paragraph" style:parent-style-name="Footer">
      <style:paragraph-properties fo:text-align="end" style:justify-single-word="false"/>
      <style:text-properties style:font-name="Liberation Sans" fo:font-size="9pt" fo:font-style="italic" fo:font-weight="normal" officeooo:rsid="000e3434" officeooo:paragraph-rsid="001e7300" style:font-size-asian="9pt" style:font-style-asian="italic" style:font-weight-asian="normal" style:font-size-complex="9pt" style:font-style-complex="italic" style:font-weight-complex="normal"/>
    </style:style>
    <style:style style:name="MT1" style:family="text">
      <style:text-properties fo:font-size="10pt" fo:font-weight="bold" officeooo:rsid="001b2fe9" style:font-size-asian="10pt" style:font-weight-asian="bold" style:font-size-complex="10pt" style:font-weight-complex="bold"/>
    </style:style>
    <style:style style:name="MT2" style:family="text">
      <style:text-properties style:font-name="Liberation Sans" fo:font-style="italic" fo:font-weight="normal" officeooo:rsid="000e3434" style:font-style-asian="italic" style:font-weight-asian="normal" style:font-style-complex="italic" style:font-weight-complex="normal"/>
    </style:style>
    <style:style style:name="MT3" style:family="text">
      <style:text-properties style:font-name="FreeSans" fo:font-weight="normal" officeooo:rsid="000e3434" style:font-weight-asian="normal" style:font-weight-complex="normal"/>
    </style:style>
    <style:style style:name="MT4" style:family="text">
      <style:text-properties style:font-name="Liberation Sans" fo:font-weight="normal" officeooo:rsid="000e3434" style:font-weight-asian="normal" style:font-weight-complex="normal"/>
    </style:style>
    <style:style style:name="MT5" style:family="text">
      <style:text-properties style:font-name="Liberation Sans" fo:font-weight="normal" officeooo:rsid="000d4354" style:font-weight-asian="normal" style:font-weight-complex="normal"/>
    </style:style>
    <style:style style:name="MT6" style:family="text">
      <style:text-properties style:font-name="Liberation Sans" fo:font-weight="normal" style:font-weight-asian="normal" style:font-weight-complex="normal"/>
    </style:style>
    <style:style style:name="MT7" style:family="text">
      <style:text-properties style:font-name="Liberation Sans" fo:font-size="10pt" fo:font-weight="bold" style:font-size-asian="10pt" style:font-weight-asian="bold" style:font-size-complex="10pt" style:font-weight-complex="bold"/>
    </style:style>
    <style:style style:name="Mgr1" style:family="graphic">
      <style:graphic-properties svg:stroke-width="0.019cm" svg:stroke-color="#000000" draw:marker-start-width="0.383cm" draw:marker-end-width="0.383cm" draw:fill="solid" draw:fill-color="#111111" draw:textarea-horizontal-align="center" draw:textarea-vertical-align="middle"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6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LMSGI</text:p>
        <text:p text:style-name="MP2"><draw:line text:anchor-type="paragraph" draw:z-index="10" draw:style-name="Mgr1" draw:text-style-name="MP3" svg:x1="0.007cm" svg:y1="0.635cm" svg:x2="16.962cm" svg:y2="0.635cm"><text:p/></draw:line>Reconocimiento de las características de lenguajes de marcas_<text:span text:style-name="MT1">01</text:span></text:p>
      </style:header>
      <style:header-first>
        <text:p text:style-name="MP4"/>
        <text:p text:style-name="MP5"/>
      </style:header-first>
      <style:footer>
        <text:p text:style-name="MP6"><text:span text:style-name="MT2">:::Adrián Álvarez Lois:::</text:span><text:span text:style-name="MT3"><text:tab/><text:tab/> </text:span><text:span text:style-name="MT4"><text:s text:c="2"/></text:span><text:span text:style-name="MT5">LMSGI02_Contenidos</text:span><text:span text:style-name="MT6">_ </text:span><text:span text:style-name="MT7"><text:page-number text:select-page="current">12</text:page-number></text:span></text:p>
      </style:footer>
      <style:footer-first>
        <text:p text:style-name="MP7">:::Adrián Álvarez Lois:::</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0-30T20:06:49.239009813</dc:date>
    <meta:editing-duration>PT2H40M38S</meta:editing-duration>
    <meta:editing-cycles>22</meta:editing-cycles>
    <meta:generator>LibreOffice/4.3.3.2$Linux_X86_64 LibreOffice_project/430m0$Build-2</meta:generator>
    <meta:document-statistic meta:table-count="3" meta:image-count="0" meta:object-count="0" meta:page-count="12" meta:paragraph-count="372" meta:word-count="4321" meta:character-count="29689" meta:non-whitespace-character-count="24911"/>
  </office:meta>
</office:document-meta>
</file>